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25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ff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fo:background-color="#9900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ackground-color="#9900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lege</text:p>
          </table:table-cell>
          <table:table-cell table:style-name="ce1" office:value-type="string" calcext:value-type="string">
            <text:p>Status</text:p>
          </table:table-cell>
          <table:table-cell table:style-name="ce6" office:value-type="string" calcext:value-type="string">
            <text:p>Tuition</text:p>
          </table:table-cell>
          <table:table-cell table:style-name="ce6" office:value-type="string" calcext:value-type="string">
            <text:p>COL</text:p>
          </table:table-cell>
          <table:table-cell table:style-name="ce6" office:value-type="string" calcext:value-type="string">
            <text:p>Fees</text:p>
          </table:table-cell>
          <table:table-cell table:style-name="ce6" office:value-type="string" calcext:value-type="string">
            <text:p>Gross cost</text:p>
          </table:table-cell>
          <table:table-cell table:style-name="ce1" office:value-type="string" calcext:value-type="string">
            <text:p>Net-Cost</text:p>
          </table:table-cell>
          <table:table-cell table:style-name="ce6" office:value-type="string" calcext:value-type="string">
            <text:p>Gross-Calc</text:p>
          </table:table-cell>
          <table:table-cell table:style-name="ce1" office:value-type="string" calcext:value-type="string">
            <text:p>Net-Calc</text:p>
          </table:table-cell>
          <table:table-cell table:style-name="ce6" office:value-type="string" calcext:value-type="string">
            <text:p>Scholarship</text:p>
          </table:table-cell>
          <table:table-cell table:style-name="ce6" office:value-type="string" calcext:value-type="string">
            <text:p>Co-op</text:p>
          </table:table-cell>
          <table:table-cell table:style-name="ce12" office:value-type="string" calcext:value-type="string">
            <text:p>Work-Study-Fed</text:p>
          </table:table-cell>
          <table:table-cell table:style-name="ce12" office:value-type="string" calcext:value-type="string">
            <text:p>Sub-Loan-Fed</text:p>
          </table:table-cell>
          <table:table-cell table:style-name="ce12" office:value-type="string" calcext:value-type="string">
            <text:p>Loan-Fed</text:p>
          </table:table-cell>
          <table:table-cell table:style-name="ce12" office:value-type="string" calcext:value-type="string">
            <text:p>Total Loan</text:p>
          </table:table-cell>
          <table:table-cell table:style-name="ce1" office:value-type="string" calcext:value-type="string">
            <text:p>OOP</text:p>
          </table:table-cell>
          <table:table-cell table:style-name="ce1" office:value-type="string" calcext:value-type="string">
            <text:p>Real Cost</text:p>
          </table:table-cell>
          <table:table-cell table:style-name="ce1" office:value-type="string" calcext:value-type="string">
            <text:p>Yearly Cost</text:p>
          </table:table-cell>
          <table:table-cell table:style-name="ce1" office:value-type="string" calcext:value-type="string">
            <text:p>Total Cost 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llege #1</text:p>
          </table:table-cell>
          <table:table-cell table:style-name="ce6" office:value-type="string" calcext:value-type="string">
            <text:p>Waiting</text:p>
          </table:table-cell>
          <table:table-cell table:style-name="ce7" office:value-type="float" office:value="38760" calcext:value-type="float">
            <text:p>$38,760</text:p>
          </table:table-cell>
          <table:table-cell table:style-name="ce7" office:value-type="float" office:value="15000" calcext:value-type="float">
            <text:p>$15,000</text:p>
          </table:table-cell>
          <table:table-cell table:style-name="ce7" office:value-type="float" office:value="3850" calcext:value-type="float">
            <text:p>$3,850</text:p>
          </table:table-cell>
          <table:table-cell table:style-name="ce10" table:formula="of:=[.C2]+[.D2]+[.E2]" office:value-type="float" office:value="57610" calcext:value-type="float">
            <text:p>$57,610</text:p>
          </table:table-cell>
          <table:table-cell table:style-name="ce10" table:formula="of:=[.F2]-[.J2]-[.K2]-[.L2]" office:value-type="float" office:value="33310" calcext:value-type="float">
            <text:p>$33,310</text:p>
          </table:table-cell>
          <table:table-cell table:number-columns-repeated="2"/>
          <table:table-cell table:style-name="ce15" office:value-type="float" office:value="19300" calcext:value-type="float">
            <text:p>$19,300</text:p>
          </table:table-cell>
          <table:table-cell table:style-name="ce17" office:value-type="float" office:value="3000" calcext:value-type="float">
            <text:p>$3,000</text:p>
          </table:table-cell>
          <table:table-cell table:style-name="ce18" office:value-type="float" office:value="2000" calcext:value-type="float">
            <text:p>$2,000.00</text:p>
          </table:table-cell>
          <table:table-cell table:style-name="ce19" office:value-type="float" office:value="3500" calcext:value-type="float">
            <text:p>$3,500.00</text:p>
          </table:table-cell>
          <table:table-cell table:style-name="ce19" office:value-type="float" office:value="2000" calcext:value-type="float">
            <text:p>$2,000.00</text:p>
          </table:table-cell>
          <table:table-cell table:style-name="ce19" table:formula="of:=[.M2]+[.N2]" office:value-type="float" office:value="5500" calcext:value-type="float">
            <text:p>$5,500.00</text:p>
          </table:table-cell>
          <table:table-cell table:style-name="ce21" table:formula="of:=[.G2]-[.O2]" office:value-type="float" office:value="27810" calcext:value-type="float">
            <text:p>$27,810</text:p>
          </table:table-cell>
          <table:table-cell table:style-name="ce8" table:formula="of:=[.C2]-[.J2]-[.O2]" office:value-type="float" office:value="13960" calcext:value-type="float">
            <text:p>$13,960</text:p>
          </table:table-cell>
          <table:table-cell table:style-name="ce23" table:formula="of:=[.O2]+[.P2]" office:value-type="float" office:value="33310" calcext:value-type="float">
            <text:p>$33,310.00</text:p>
          </table:table-cell>
          <table:table-cell table:style-name="ce24" table:formula="of:=[.R2]*4" office:value-type="float" office:value="133240" calcext:value-type="float">
            <text:p>$133,240.00</text:p>
          </table:table-cell>
          <table:table-cell/>
          <table:table-cell table:style-name="ce1" office:value-type="string" calcext:value-type="string">
            <text:p>Yearly cost <text:s/>= OOP + Total Fed Loan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llege #2</text:p>
          </table:table-cell>
          <table:table-cell table:style-name="ce1" office:value-type="string" calcext:value-type="string">
            <text:p>Accepted</text:p>
          </table:table-cell>
          <table:table-cell table:style-name="ce7" office:value-type="float" office:value="28680" calcext:value-type="float">
            <text:p>$28,680</text:p>
          </table:table-cell>
          <table:table-cell table:style-name="ce7" office:value-type="float" office:value="11590" calcext:value-type="float">
            <text:p>$11,590</text:p>
          </table:table-cell>
          <table:table-cell table:style-name="ce7" office:value-type="float" office:value="0" calcext:value-type="float">
            <text:p>$0</text:p>
          </table:table-cell>
          <table:table-cell table:style-name="ce10" table:formula="of:=[.C3]+[.D3]+[.E3]" office:value-type="float" office:value="40270" calcext:value-type="float">
            <text:p>$40,270</text:p>
          </table:table-cell>
          <table:table-cell table:style-name="ce10" table:formula="of:=[.F3]-[.J3]-[.K3]-[.L3]" office:value-type="float" office:value="20270" calcext:value-type="float">
            <text:p>$20,270</text:p>
          </table:table-cell>
          <table:table-cell table:style-name="ce14" office:value-type="float" office:value="42604" calcext:value-type="float">
            <text:p>$42,604</text:p>
          </table:table-cell>
          <table:table-cell table:style-name="ce10" table:formula="of:=[.H3]-[.J3]-[.K3]-[.L3]" office:value-type="float" office:value="22604" calcext:value-type="float">
            <text:p>$22,604</text:p>
          </table:table-cell>
          <table:table-cell table:style-name="ce16" office:value-type="float" office:value="17000" calcext:value-type="float">
            <text:p>$17,000</text:p>
          </table:table-cell>
          <table:table-cell table:style-name="ce17" office:value-type="float" office:value="0" calcext:value-type="float">
            <text:p>$0</text:p>
          </table:table-cell>
          <table:table-cell table:style-name="ce18" office:value-type="float" office:value="3000" calcext:value-type="float">
            <text:p>$3,000.00</text:p>
          </table:table-cell>
          <table:table-cell table:style-name="ce19" office:value-type="float" office:value="3500" calcext:value-type="float">
            <text:p>$3,500.00</text:p>
          </table:table-cell>
          <table:table-cell table:style-name="ce19" office:value-type="float" office:value="2000" calcext:value-type="float">
            <text:p>$2,000.00</text:p>
          </table:table-cell>
          <table:table-cell table:style-name="ce19" table:formula="of:=[.M3]+[.N3]" office:value-type="float" office:value="5500" calcext:value-type="float">
            <text:p>$5,500.00</text:p>
          </table:table-cell>
          <table:table-cell table:style-name="ce21" table:formula="of:=[.I3]-[.O3]" office:value-type="float" office:value="17104" calcext:value-type="float">
            <text:p>$17,104</text:p>
          </table:table-cell>
          <table:table-cell table:style-name="ce8" table:formula="of:=[.C3]-[.J3]-[.O3]" office:value-type="float" office:value="6180" calcext:value-type="float">
            <text:p>$6,180</text:p>
          </table:table-cell>
          <table:table-cell table:style-name="ce23" table:formula="of:=[.O3]+[.P3]" office:value-type="float" office:value="22604" calcext:value-type="float">
            <text:p>$22,604.00</text:p>
          </table:table-cell>
          <table:table-cell table:style-name="ce24" table:formula="of:=[.R3]*4" office:value-type="float" office:value="90416" calcext:value-type="float">
            <text:p>$90,416.00</text:p>
          </table:table-cell>
          <table:table-cell/>
          <table:table-cell table:style-name="ce1" office:value-type="string" calcext:value-type="string">
            <text:p>Total Cost = Yearly Cost * 4 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ollege #3</text:p>
          </table:table-cell>
          <table:table-cell table:style-name="ce6" office:value-type="string" calcext:value-type="string">
            <text:p>Waiting</text:p>
          </table:table-cell>
          <table:table-cell table:style-name="ce7" office:value-type="float" office:value="16082" calcext:value-type="float">
            <text:p>$16,082</text:p>
          </table:table-cell>
          <table:table-cell table:number-columns-repeated="2" table:style-name="ce7" office:value-type="float" office:value="0" calcext:value-type="float">
            <text:p>$0</text:p>
          </table:table-cell>
          <table:table-cell table:style-name="ce10" table:formula="of:=[.C4]+[.D4]+[.E4]" office:value-type="float" office:value="16082" calcext:value-type="float">
            <text:p>$16,082</text:p>
          </table:table-cell>
          <table:table-cell table:style-name="ce10" table:formula="of:=[.F4]-[.J4]-[.K4]-[.L4]" office:value-type="float" office:value="4482" calcext:value-type="float">
            <text:p>$4,482</text:p>
          </table:table-cell>
          <table:table-cell table:style-name="ce1" office:value-type="string" calcext:value-type="string">
            <text:p>^^ Some schools have built in</text:p>
          </table:table-cell>
          <table:table-cell/>
          <table:table-cell table:style-name="ce15" office:value-type="float" office:value="7600" calcext:value-type="float">
            <text:p>$7,600</text:p>
          </table:table-cell>
          <table:table-cell table:style-name="ce17" office:value-type="float" office:value="0" calcext:value-type="float">
            <text:p>$0</text:p>
          </table:table-cell>
          <table:table-cell table:style-name="ce18" office:value-type="float" office:value="4000" calcext:value-type="float">
            <text:p>$4,000.00</text:p>
          </table:table-cell>
          <table:table-cell table:style-name="ce19" office:value-type="float" office:value="3500" calcext:value-type="float">
            <text:p>$3,500.00</text:p>
          </table:table-cell>
          <table:table-cell table:style-name="ce19" office:value-type="float" office:value="2000" calcext:value-type="float">
            <text:p>$2,000.00</text:p>
          </table:table-cell>
          <table:table-cell table:style-name="ce19" table:formula="of:=[.M4]+[.N4]" office:value-type="float" office:value="5500" calcext:value-type="float">
            <text:p>$5,500.00</text:p>
          </table:table-cell>
          <table:table-cell table:style-name="ce22" table:formula="of:=[.G4]-[.O4]" office:value-type="float" office:value="-1018" calcext:value-type="float">
            <text:p>-$1,018</text:p>
          </table:table-cell>
          <table:table-cell table:style-name="ce8" table:formula="of:=[.C4]-[.J4]-[.O4]" office:value-type="float" office:value="2982" calcext:value-type="float">
            <text:p>$2,982</text:p>
          </table:table-cell>
          <table:table-cell table:style-name="ce23" table:formula="of:=[.O4]+[.P4]" office:value-type="float" office:value="4482" calcext:value-type="float">
            <text:p>$4,482.00</text:p>
          </table:table-cell>
          <table:table-cell table:style-name="ce24" table:formula="of:=[.R4]*4" office:value-type="float" office:value="17928" calcext:value-type="float">
            <text:p>$17,928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ollege #4</text:p>
          </table:table-cell>
          <table:table-cell table:style-name="ce6" office:value-type="string" calcext:value-type="string">
            <text:p>Waiting</text:p>
          </table:table-cell>
          <table:table-cell table:style-name="ce7" office:value-type="float" office:value="14167" calcext:value-type="float">
            <text:p>$14,167</text:p>
          </table:table-cell>
          <table:table-cell table:style-name="ce7" office:value-type="float" office:value="12685" calcext:value-type="float">
            <text:p>$12,685</text:p>
          </table:table-cell>
          <table:table-cell table:style-name="ce7" office:value-type="float" office:value="0" calcext:value-type="float">
            <text:p>$0</text:p>
          </table:table-cell>
          <table:table-cell table:style-name="ce10" table:formula="of:=[.C5]+[.D5]+[.E5]" office:value-type="float" office:value="26852" calcext:value-type="float">
            <text:p>$26,852</text:p>
          </table:table-cell>
          <table:table-cell table:style-name="ce10" table:formula="of:=[.F5]-[.J5]-[.K5]-[.L5]" office:value-type="float" office:value="19852" calcext:value-type="float">
            <text:p>$19,852</text:p>
          </table:table-cell>
          <table:table-cell table:style-name="ce1" office:value-type="string" calcext:value-type="string">
            <text:p>Cost calculators </text:p>
          </table:table-cell>
          <table:table-cell/>
          <table:table-cell table:style-name="ce15" office:value-type="float" office:value="4000" calcext:value-type="float">
            <text:p>$4,000</text:p>
          </table:table-cell>
          <table:table-cell table:style-name="ce17" office:value-type="float" office:value="0" calcext:value-type="float">
            <text:p>$0</text:p>
          </table:table-cell>
          <table:table-cell table:style-name="ce18" office:value-type="float" office:value="3000" calcext:value-type="float">
            <text:p>$3,000.00</text:p>
          </table:table-cell>
          <table:table-cell table:style-name="ce19" office:value-type="float" office:value="3500" calcext:value-type="float">
            <text:p>$3,500.00</text:p>
          </table:table-cell>
          <table:table-cell table:style-name="ce19" office:value-type="float" office:value="2000" calcext:value-type="float">
            <text:p>$2,000.00</text:p>
          </table:table-cell>
          <table:table-cell table:style-name="ce19" table:formula="of:=[.M5]+[.N5]" office:value-type="float" office:value="5500" calcext:value-type="float">
            <text:p>$5,500.00</text:p>
          </table:table-cell>
          <table:table-cell table:style-name="ce21" table:formula="of:=[.G5]-[.O5]" office:value-type="float" office:value="14352" calcext:value-type="float">
            <text:p>$14,352</text:p>
          </table:table-cell>
          <table:table-cell table:style-name="ce8" table:formula="of:=[.C5]-[.J5]-[.O5]" office:value-type="float" office:value="4667" calcext:value-type="float">
            <text:p>$4,667</text:p>
          </table:table-cell>
          <table:table-cell table:style-name="ce23" table:formula="of:=[.O5]+[.P5]" office:value-type="float" office:value="19852" calcext:value-type="float">
            <text:p>$19,852.00</text:p>
          </table:table-cell>
          <table:table-cell table:style-name="ce24" table:formula="of:=[.R5]*4" office:value-type="float" office:value="79408" calcext:value-type="float">
            <text:p>$79,408.00</text:p>
          </table:table-cell>
          <table:table-cell/>
          <table:table-cell table:style-name="ce1" office:value-type="string" calcext:value-type="string">
            <text:p>Formulas will auto calculate values and loan payments(charts below) 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College #5</text:p>
          </table:table-cell>
          <table:table-cell table:style-name="ce6" office:value-type="string" calcext:value-type="string">
            <text:p>Declined</text:p>
          </table:table-cell>
          <table:table-cell table:style-name="ce7" office:value-type="float" office:value="40338" calcext:value-type="float">
            <text:p>$40,338</text:p>
          </table:table-cell>
          <table:table-cell table:style-name="ce7" office:value-type="float" office:value="16146" calcext:value-type="float">
            <text:p>$16,146</text:p>
          </table:table-cell>
          <table:table-cell table:style-name="ce7" office:value-type="float" office:value="0" calcext:value-type="float">
            <text:p>$0</text:p>
          </table:table-cell>
          <table:table-cell table:style-name="ce10" table:formula="of:=[.C6]+[.D6]+[.E6]" office:value-type="float" office:value="56484" calcext:value-type="float">
            <text:p>$56,484</text:p>
          </table:table-cell>
          <table:table-cell table:style-name="ce10" table:formula="of:=[.F6]-[.J6]-[.K6]-[.L6]" office:value-type="float" office:value="56484" calcext:value-type="float">
            <text:p>$56,484</text:p>
          </table:table-cell>
          <table:table-cell table:style-name="ce8" table:number-columns-repeated="2"/>
          <table:table-cell table:style-name="ce15" office:value-type="float" office:value="0" calcext:value-type="float">
            <text:p>$0</text:p>
          </table:table-cell>
          <table:table-cell table:style-name="ce17" office:value-type="float" office:value="0" calcext:value-type="float">
            <text:p>$0</text:p>
          </table:table-cell>
          <table:table-cell table:style-name="ce18" office:value-type="float" office:value="0" calcext:value-type="float">
            <text:p>$0.00</text:p>
          </table:table-cell>
          <table:table-cell table:number-columns-repeated="2" table:style-name="ce19" office:value-type="float" office:value="2750" calcext:value-type="float">
            <text:p>$2,750.00</text:p>
          </table:table-cell>
          <table:table-cell table:style-name="ce19" table:formula="of:=[.M6]+[.N6]" office:value-type="float" office:value="5500" calcext:value-type="float">
            <text:p>$5,500.00</text:p>
          </table:table-cell>
          <table:table-cell table:style-name="ce21" table:formula="of:=[.G6]-[.O6]" office:value-type="float" office:value="50984" calcext:value-type="float">
            <text:p>$50,984</text:p>
          </table:table-cell>
          <table:table-cell table:style-name="ce8" table:formula="of:=[.C6]-[.J6]-[.O6]" office:value-type="float" office:value="34838" calcext:value-type="float">
            <text:p>$34,838</text:p>
          </table:table-cell>
          <table:table-cell table:style-name="ce23" table:formula="of:=[.O6]+[.P6]" office:value-type="float" office:value="56484" calcext:value-type="float">
            <text:p>$56,484.00</text:p>
          </table:table-cell>
          <table:table-cell table:style-name="ce24" table:formula="of:=[.R6]*4" office:value-type="float" office:value="225936" calcext:value-type="float">
            <text:p>$225,936.00</text:p>
          </table:table-cell>
          <table:table-cell table:style-name="ce8"/>
          <table:table-cell table:style-name="ce6" office:value-type="string" calcext:value-type="string">
            <text:p>Allows you to play with the numbers and see how things will effect cost</text:p>
          </table:table-cell>
          <table:table-cell table:style-name="ce8" table:number-columns-repeated="6"/>
          <table:table-cell table:number-columns-repeated="997"/>
        </table:table-row>
        <table:table-row table:style-name="ro1">
          <table:table-cell table:style-name="ce3" office:value-type="string" calcext:value-type="string">
            <text:p>College #6</text:p>
          </table:table-cell>
          <table:table-cell table:style-name="ce1" office:value-type="string" calcext:value-type="string">
            <text:p>Accepted</text:p>
          </table:table-cell>
          <table:table-cell table:style-name="ce7" office:value-type="float" office:value="45157" calcext:value-type="float">
            <text:p>$45,157</text:p>
          </table:table-cell>
          <table:table-cell table:style-name="ce7" office:value-type="float" office:value="0" calcext:value-type="float">
            <text:p>$0</text:p>
          </table:table-cell>
          <table:table-cell table:style-name="ce7" office:value-type="float" office:value="3000" calcext:value-type="float">
            <text:p>$3,000</text:p>
          </table:table-cell>
          <table:table-cell table:style-name="ce10" table:formula="of:=[.C7]+[.D7]+[.E7]" office:value-type="float" office:value="48157" calcext:value-type="float">
            <text:p>$48,157</text:p>
          </table:table-cell>
          <table:table-cell table:style-name="ce10" table:formula="of:=[.F7]-[.J7]-[.K7]-[.L7]" office:value-type="float" office:value="15157" calcext:value-type="float">
            <text:p>$15,157</text:p>
          </table:table-cell>
          <table:table-cell/>
          <table:table-cell table:style-name="ce13"/>
          <table:table-cell table:style-name="ce15" office:value-type="float" office:value="33000" calcext:value-type="float">
            <text:p>$33,000</text:p>
          </table:table-cell>
          <table:table-cell table:style-name="ce17" office:value-type="float" office:value="0" calcext:value-type="float">
            <text:p>$0</text:p>
          </table:table-cell>
          <table:table-cell table:style-name="ce18" office:value-type="float" office:value="0" calcext:value-type="float">
            <text:p>$0.00</text:p>
          </table:table-cell>
          <table:table-cell table:style-name="ce19" office:value-type="float" office:value="3500" calcext:value-type="float">
            <text:p>$3,500.00</text:p>
          </table:table-cell>
          <table:table-cell table:style-name="ce19" office:value-type="float" office:value="2000" calcext:value-type="float">
            <text:p>$2,000.00</text:p>
          </table:table-cell>
          <table:table-cell table:style-name="ce19" table:formula="of:=[.M7]+[.N7]" office:value-type="float" office:value="5500" calcext:value-type="float">
            <text:p>$5,500.00</text:p>
          </table:table-cell>
          <table:table-cell table:style-name="ce21" table:formula="of:=[.G7]-[.O7]" office:value-type="float" office:value="9657" calcext:value-type="float">
            <text:p>$9,657</text:p>
          </table:table-cell>
          <table:table-cell table:style-name="ce8" table:formula="of:=[.C7]-[.J7]-[.O7]" office:value-type="float" office:value="6657" calcext:value-type="float">
            <text:p>$6,657</text:p>
          </table:table-cell>
          <table:table-cell table:style-name="ce23" table:formula="of:=[.O7]+[.P7]" office:value-type="float" office:value="15157" calcext:value-type="float">
            <text:p>$15,157.00</text:p>
          </table:table-cell>
          <table:table-cell table:style-name="ce24" table:formula="of:=[.R7]*4" office:value-type="float" office:value="60628" calcext:value-type="float">
            <text:p>$60,628.00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College #7</text:p>
          </table:table-cell>
          <table:table-cell table:style-name="ce1" office:value-type="string" calcext:value-type="string">
            <text:p>Accepted</text:p>
          </table:table-cell>
          <table:table-cell table:style-name="ce7" office:value-type="float" office:value="15000" calcext:value-type="float">
            <text:p>$15,000</text:p>
          </table:table-cell>
          <table:table-cell table:number-columns-repeated="2" table:style-name="ce7" office:value-type="float" office:value="0" calcext:value-type="float">
            <text:p>$0</text:p>
          </table:table-cell>
          <table:table-cell table:style-name="ce10" table:formula="of:=[.C8]+[.D8]+[.E8]" office:value-type="float" office:value="15000" calcext:value-type="float">
            <text:p>$15,000</text:p>
          </table:table-cell>
          <table:table-cell table:style-name="ce10" table:formula="of:=[.F8]-[.J8]-[.K8]-[.L8]" office:value-type="float" office:value="15000" calcext:value-type="float">
            <text:p>$15,000</text:p>
          </table:table-cell>
          <table:table-cell/>
          <table:table-cell table:style-name="ce13"/>
          <table:table-cell table:style-name="ce15" office:value-type="float" office:value="0" calcext:value-type="float">
            <text:p>$0</text:p>
          </table:table-cell>
          <table:table-cell table:style-name="ce17" office:value-type="float" office:value="0" calcext:value-type="float">
            <text:p>$0</text:p>
          </table:table-cell>
          <table:table-cell table:style-name="ce18" office:value-type="float" office:value="0" calcext:value-type="float">
            <text:p>$0.00</text:p>
          </table:table-cell>
          <table:table-cell table:style-name="ce19" office:value-type="float" office:value="3500" calcext:value-type="float">
            <text:p>$3,500.00</text:p>
          </table:table-cell>
          <table:table-cell table:style-name="ce19" office:value-type="float" office:value="2000" calcext:value-type="float">
            <text:p>$2,000.00</text:p>
          </table:table-cell>
          <table:table-cell table:style-name="ce19" table:formula="of:=[.M8]+[.N8]" office:value-type="float" office:value="5500" calcext:value-type="float">
            <text:p>$5,500.00</text:p>
          </table:table-cell>
          <table:table-cell table:style-name="ce21" table:formula="of:=[.G8]-[.O8]" office:value-type="float" office:value="9500" calcext:value-type="float">
            <text:p>$9,500</text:p>
          </table:table-cell>
          <table:table-cell table:style-name="ce8" table:formula="of:=[.C8]-[.J8]-[.O8]" office:value-type="float" office:value="9500" calcext:value-type="float">
            <text:p>$9,500</text:p>
          </table:table-cell>
          <table:table-cell table:style-name="ce23" table:formula="of:=[.O8]+[.R11]" office:value-type="float" office:value="5500" calcext:value-type="float">
            <text:p>$5,500.00</text:p>
          </table:table-cell>
          <table:table-cell table:style-name="ce24" table:formula="of:=[.R8]*4" office:value-type="float" office:value="22000" calcext:value-type="float">
            <text:p>$22,000.00</text:p>
          </table:table-cell>
          <table:table-cell/>
          <table:table-cell table:style-name="ce1" office:value-type="string" calcext:value-type="string">
            <text:p>Please see other Sheet with just one college 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1" office:value-type="string" calcext:value-type="string">
            <text:p>^^adds Tuiton COL and Fees together</text:p>
          </table:table-cell>
          <table:table-cell table:number-columns-repeated="8"/>
          <table:table-cell table:style-name="ce20" office:value-type="string" calcext:value-type="string">
            <text:p>^^Adds fed loans together</text:p>
          </table:table-cell>
          <table:table-cell/>
          <table:table-cell table:style-name="ce1" office:value-type="string" calcext:value-type="string">
            <text:p>^^Tuiton-Scholarshios-Loans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1" office:value-type="string" calcext:value-type="string">
            <text:p>^^Gross minus Scholarships/work study</text:p>
          </table:table-cell>
          <table:table-cell table:number-columns-repeated="8"/>
          <table:table-cell table:style-name="ce1" office:value-type="string" calcext:value-type="string">
            <text:p>^^Net cost -federal loans/OOP(Out-Of-Pocket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terest Rate</text:p>
          </table:table-cell>
          <table:table-cell table:style-name="ce1"/>
          <table:table-cell/>
          <table:table-cell table:style-name="ce8"/>
          <table:table-cell table:style-name="ce1" office:value-type="string" calcext:value-type="string">
            <text:p>College #1</text:p>
          </table:table-cell>
          <table:table-cell table:style-name="ce8"/>
          <table:table-cell/>
          <table:table-cell table:style-name="ce8"/>
          <table:table-cell table:style-name="ce1" office:value-type="string" calcext:value-type="string">
            <text:p>College #2</text:p>
          </table:table-cell>
          <table:table-cell table:style-name="ce8"/>
          <table:table-cell table:number-columns-repeated="2"/>
          <table:table-cell table:style-name="ce1" office:value-type="string" calcext:value-type="string">
            <text:p>College #3</text:p>
          </table:table-cell>
          <table:table-cell table:style-name="ce8"/>
          <table:table-cell table:number-columns-repeated="2"/>
          <table:table-cell table:style-name="ce1" office:value-type="string" calcext:value-type="string">
            <text:p>College #4</text:p>
          </table:table-cell>
          <table:table-cell table:style-name="ce8"/>
          <table:table-cell table:number-columns-repeated="2"/>
          <table:table-cell table:style-name="ce1" office:value-type="string" calcext:value-type="string">
            <text:p>College #6</text:p>
          </table:table-cell>
          <table:table-cell table:style-name="ce8"/>
          <table:table-cell table:number-columns-repeated="2"/>
          <table:table-cell table:style-name="ce1" office:value-type="string" calcext:value-type="string">
            <text:p>College 7</text:p>
          </table:table-cell>
          <table:table-cell table:style-name="ce8"/>
          <table:table-cell table:number-columns-repeated="998"/>
        </table:table-row>
        <table:table-row table:style-name="ro1">
          <table:table-cell table:style-name="ce5" office:value-type="string" calcext:value-type="string">
            <text:p>Loan Amount(PV)</text:p>
          </table:table-cell>
          <table:table-cell table:style-name="ce1"/>
          <table:table-cell/>
          <table:table-cell table:style-name="ce8"/>
          <table:table-cell table:style-name="ce1" office:value-type="string" calcext:value-type="string">
            <text:p>Interest Rate</text:p>
          </table:table-cell>
          <table:table-cell table:style-name="ce11" office:value-type="percentage" office:value="0.0499" calcext:value-type="percentage">
            <text:p>4.99%</text:p>
          </table:table-cell>
          <table:table-cell table:number-columns-repeated="2"/>
          <table:table-cell table:style-name="ce1" office:value-type="string" calcext:value-type="string">
            <text:p>Interest Rate</text:p>
          </table:table-cell>
          <table:table-cell table:style-name="ce11" office:value-type="percentage" office:value="0.0499" calcext:value-type="percentage">
            <text:p>4.99%</text:p>
          </table:table-cell>
          <table:table-cell table:number-columns-repeated="2"/>
          <table:table-cell table:style-name="ce1" office:value-type="string" calcext:value-type="string">
            <text:p>Interest Rate</text:p>
          </table:table-cell>
          <table:table-cell table:style-name="ce11" office:value-type="percentage" office:value="0.0499" calcext:value-type="percentage">
            <text:p>4.99%</text:p>
          </table:table-cell>
          <table:table-cell table:number-columns-repeated="2"/>
          <table:table-cell table:style-name="ce1" office:value-type="string" calcext:value-type="string">
            <text:p>Interest Rate</text:p>
          </table:table-cell>
          <table:table-cell table:style-name="ce11" office:value-type="percentage" office:value="0.0499" calcext:value-type="percentage">
            <text:p>4.99%</text:p>
          </table:table-cell>
          <table:table-cell table:number-columns-repeated="2"/>
          <table:table-cell table:style-name="ce1" office:value-type="string" calcext:value-type="string">
            <text:p>Interest Rate</text:p>
          </table:table-cell>
          <table:table-cell table:style-name="ce11" office:value-type="percentage" office:value="0.0499" calcext:value-type="percentage">
            <text:p>4.99%</text:p>
          </table:table-cell>
          <table:table-cell table:number-columns-repeated="2"/>
          <table:table-cell table:style-name="ce1" office:value-type="string" calcext:value-type="string">
            <text:p>Interest Rate</text:p>
          </table:table-cell>
          <table:table-cell table:style-name="ce11" office:value-type="percentage" office:value="0.0499" calcext:value-type="percentage">
            <text:p>4.99%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Years</text:p>
          </table:table-cell>
          <table:table-cell table:style-name="ce1"/>
          <table:table-cell table:number-columns-repeated="2"/>
          <table:table-cell table:style-name="ce5" office:value-type="string" calcext:value-type="string">
            <text:p>Loan Amount(PV)</text:p>
          </table:table-cell>
          <table:table-cell table:style-name="ce12" table:formula="of:=[.S2]" office:value-type="float" office:value="133240" calcext:value-type="float">
            <text:p>$133,240.00</text:p>
          </table:table-cell>
          <table:table-cell table:number-columns-repeated="2"/>
          <table:table-cell table:style-name="ce5" office:value-type="string" calcext:value-type="string">
            <text:p>Loan Amount(PV)</text:p>
          </table:table-cell>
          <table:table-cell table:style-name="ce12" table:formula="of:=[.S3]" office:value-type="float" office:value="90416" calcext:value-type="float">
            <text:p>$90,416.00</text:p>
          </table:table-cell>
          <table:table-cell table:number-columns-repeated="2"/>
          <table:table-cell table:style-name="ce5" office:value-type="string" calcext:value-type="string">
            <text:p>Loan Amount(PV)</text:p>
          </table:table-cell>
          <table:table-cell table:style-name="ce12" table:formula="of:=[.S4]" office:value-type="float" office:value="17928" calcext:value-type="float">
            <text:p>$17,928.00</text:p>
          </table:table-cell>
          <table:table-cell table:number-columns-repeated="2"/>
          <table:table-cell table:style-name="ce5" office:value-type="string" calcext:value-type="string">
            <text:p>Loan Amount(PV)</text:p>
          </table:table-cell>
          <table:table-cell table:style-name="ce12" table:formula="of:=[.S5]" office:value-type="float" office:value="79408" calcext:value-type="float">
            <text:p>$79,408.00</text:p>
          </table:table-cell>
          <table:table-cell table:number-columns-repeated="2"/>
          <table:table-cell table:style-name="ce5" office:value-type="string" calcext:value-type="string">
            <text:p>Loan Amount(PV)</text:p>
          </table:table-cell>
          <table:table-cell table:style-name="ce12" table:formula="of:=[.S7]" office:value-type="float" office:value="60628" calcext:value-type="float">
            <text:p>$60,628.00</text:p>
          </table:table-cell>
          <table:table-cell table:number-columns-repeated="2"/>
          <table:table-cell table:style-name="ce5" office:value-type="string" calcext:value-type="string">
            <text:p>Loan Amount(PV)</text:p>
          </table:table-cell>
          <table:table-cell table:style-name="ce12" table:formula="of:=[.S8]" office:value-type="float" office:value="22000" calcext:value-type="float">
            <text:p>$22,000.0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Monthly Payment</text:p>
          </table:table-cell>
          <table:table-cell table:style-name="ce1" office:value-type="string" calcext:value-type="string">
            <text:p>"=PMT(B12/12,B14*12,-B13)"</text:p>
          </table:table-cell>
          <table:table-cell table:number-columns-repeated="2"/>
          <table:table-cell table:style-name="ce1" office:value-type="string" calcext:value-type="string">
            <text:p>Year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  <table:table-cell table:style-name="ce1" office:value-type="string" calcext:value-type="string">
            <text:p>Year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  <table:table-cell table:style-name="ce1" office:value-type="string" calcext:value-type="string">
            <text:p>Year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  <table:table-cell table:style-name="ce1" office:value-type="string" calcext:value-type="string">
            <text:p>Year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  <table:table-cell table:style-name="ce1" office:value-type="string" calcext:value-type="string">
            <text:p>Years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  <table:table-cell table:style-name="ce1" office:value-type="string" calcext:value-type="string">
            <text:p>Year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 calcext:value-type="string">
            <text:p>^^The PMT function A.K.A your loan formula</text:p>
          </table:table-cell>
          <table:table-cell table:style-name="ce8"/>
          <table:table-cell/>
          <table:table-cell table:style-name="ce5" office:value-type="string" calcext:value-type="string">
            <text:p>Monthly Payment</text:p>
          </table:table-cell>
          <table:table-cell table:style-name="ce13" table:formula="of:=PMT([.F12]/12;[.F14]*12;-[.F13])" office:value-type="float" office:value="778.1316776" calcext:value-type="float">
            <text:p>$778.13</text:p>
          </table:table-cell>
          <table:table-cell table:number-columns-repeated="2"/>
          <table:table-cell table:style-name="ce5" office:value-type="string" calcext:value-type="string">
            <text:p>Monthly Payment</text:p>
          </table:table-cell>
          <table:table-cell table:style-name="ce13" table:formula="of:=PMT([.J12]/12;[.J14]*12;-[.J13])" office:value-type="float" office:value="528.0362786" calcext:value-type="float">
            <text:p>$528.04</text:p>
          </table:table-cell>
          <table:table-cell table:number-columns-repeated="2"/>
          <table:table-cell table:style-name="ce5" office:value-type="string" calcext:value-type="string">
            <text:p>Monthly Payment</text:p>
          </table:table-cell>
          <table:table-cell table:style-name="ce13" table:formula="of:=PMT([.N12]/12;[.N14]*12;-[.N13])" office:value-type="float" office:value="141.6801083" calcext:value-type="float">
            <text:p>$141.68</text:p>
          </table:table-cell>
          <table:table-cell table:number-columns-repeated="2"/>
          <table:table-cell table:style-name="ce5" office:value-type="string" calcext:value-type="string">
            <text:p>Monthly Payment</text:p>
          </table:table-cell>
          <table:table-cell table:style-name="ce13" table:formula="of:=PMT([.R12]/12;[.R14]*12;-[.R13])" office:value-type="float" office:value="463.748726" calcext:value-type="float">
            <text:p>$463.75</text:p>
          </table:table-cell>
          <table:table-cell table:number-columns-repeated="2"/>
          <table:table-cell table:style-name="ce5" office:value-type="string" calcext:value-type="string">
            <text:p>Monthly Payment</text:p>
          </table:table-cell>
          <table:table-cell table:style-name="ce13" table:formula="of:=PMT([.V12]/12;[.V14]*12;-[.V13])" office:value-type="float" office:value="479.1265956" calcext:value-type="float">
            <text:p>$479.13</text:p>
          </table:table-cell>
          <table:table-cell table:number-columns-repeated="2"/>
          <table:table-cell table:style-name="ce5" office:value-type="string" calcext:value-type="string">
            <text:p>Monthly Payment</text:p>
          </table:table-cell>
          <table:table-cell table:style-name="ce13" table:formula="of:=PMT([.Z12]/12;[.Z14]*12;-[.Z13])" office:value-type="float" office:value="128.481664" calcext:value-type="float">
            <text:p>$128.48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 calcext:value-type="string">
            <text:p>I highly reccommend looking into this formula</text:p>
          </table:table-cell>
          <table:table-cell table:number-columns-repeated="2"/>
          <table:table-cell table:style-name="ce6" office:value-type="string" calcext:value-type="string">
            <text:p>Yearly payment</text:p>
          </table:table-cell>
          <table:table-cell table:style-name="ce8" table:formula="of:=PMT([.F12]/12;[.F14]*12;-[.F13])*12" office:value-type="float" office:value="9337.580131" calcext:value-type="float">
            <text:p>$9,338</text:p>
          </table:table-cell>
          <table:table-cell table:number-columns-repeated="2"/>
          <table:table-cell table:style-name="ce6" office:value-type="string" calcext:value-type="string">
            <text:p>Yearly payment</text:p>
          </table:table-cell>
          <table:table-cell table:style-name="ce8" table:formula="of:=PMT([.J12]/12;[.J14]*12;-[.J13])*12" office:value-type="float" office:value="6336.435343" calcext:value-type="float">
            <text:p>$6,336</text:p>
          </table:table-cell>
          <table:table-cell table:number-columns-repeated="2"/>
          <table:table-cell table:style-name="ce6" office:value-type="string" calcext:value-type="string">
            <text:p>Yearly payment</text:p>
          </table:table-cell>
          <table:table-cell table:style-name="ce8" table:formula="of:=PMT([.N12]/12;[.N14]*12;-[.N13])*12" office:value-type="float" office:value="1700.161299" calcext:value-type="float">
            <text:p>$1,700</text:p>
          </table:table-cell>
          <table:table-cell table:number-columns-repeated="2"/>
          <table:table-cell table:style-name="ce6" office:value-type="string" calcext:value-type="string">
            <text:p>Yearly payment</text:p>
          </table:table-cell>
          <table:table-cell table:style-name="ce8" table:formula="of:=PMT([.R12]/12;[.R14]*12;-[.R13])*12" office:value-type="float" office:value="5564.984712" calcext:value-type="float">
            <text:p>$5,565</text:p>
          </table:table-cell>
          <table:table-cell table:number-columns-repeated="2"/>
          <table:table-cell table:style-name="ce6" office:value-type="string" calcext:value-type="string">
            <text:p>Yearly payment</text:p>
          </table:table-cell>
          <table:table-cell table:style-name="ce8" table:formula="of:=PMT([.V12]/12;[.V14]*12;-[.V13])*12" office:value-type="float" office:value="5749.519147" calcext:value-type="float">
            <text:p>$5,750</text:p>
          </table:table-cell>
          <table:table-cell table:number-columns-repeated="2"/>
          <table:table-cell table:style-name="ce6" office:value-type="string" calcext:value-type="string">
            <text:p>Yearly payment</text:p>
          </table:table-cell>
          <table:table-cell table:style-name="ce8" table:formula="of:=PMT([.Z12]/12;[.Z14]*12;-[.Z13])*12" office:value-type="float" office:value="1541.779968" calcext:value-type="float">
            <text:p>$1,542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9" office:value-type="string" calcext:value-type="string">
            <text:p>Full amount paid</text:p>
          </table:table-cell>
          <table:table-cell table:style-name="ce8" table:formula="of:=[.F16]*[.F14]" office:value-type="float" office:value="233439.5033" calcext:value-type="float">
            <text:p>$233,440</text:p>
          </table:table-cell>
          <table:table-cell table:number-columns-repeated="2"/>
          <table:table-cell table:style-name="ce9" office:value-type="string" calcext:value-type="string">
            <text:p>Full amount paid</text:p>
          </table:table-cell>
          <table:table-cell table:style-name="ce8" table:formula="of:=[.J16]*[.J14]" office:value-type="float" office:value="158410.8836" calcext:value-type="float">
            <text:p>$158,411</text:p>
          </table:table-cell>
          <table:table-cell table:number-columns-repeated="2"/>
          <table:table-cell table:style-name="ce9" office:value-type="string" calcext:value-type="string">
            <text:p>Full amount paid</text:p>
          </table:table-cell>
          <table:table-cell table:style-name="ce8" table:formula="of:=[.N16]*[.N14]" office:value-type="float" office:value="25502.41949" calcext:value-type="float">
            <text:p>$25,502</text:p>
          </table:table-cell>
          <table:table-cell table:number-columns-repeated="2"/>
          <table:table-cell table:style-name="ce1" office:value-type="string" calcext:value-type="string">
            <text:p>Full amount paid</text:p>
          </table:table-cell>
          <table:table-cell table:style-name="ce8" table:formula="of:=[.R16]*[.R14]" office:value-type="float" office:value="139124.6178" calcext:value-type="float">
            <text:p>$139,125</text:p>
          </table:table-cell>
          <table:table-cell table:number-columns-repeated="2"/>
          <table:table-cell table:style-name="ce1" office:value-type="string" calcext:value-type="string">
            <text:p>Full amount paid</text:p>
          </table:table-cell>
          <table:table-cell table:style-name="ce8" table:formula="of:=[.V16]*[.V14]" office:value-type="float" office:value="86242.7872" calcext:value-type="float">
            <text:p>$86,243</text:p>
          </table:table-cell>
          <table:table-cell table:number-columns-repeated="2"/>
          <table:table-cell table:style-name="ce1" office:value-type="string" calcext:value-type="string">
            <text:p>Full amount paid</text:p>
          </table:table-cell>
          <table:table-cell table:style-name="ce8" table:formula="of:=[.Z16]*[.Z14]" office:value-type="float" office:value="38544.49919" calcext:value-type="float">
            <text:p>$38,544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style-name="ce8"/>
          <table:table-cell/>
          <table:table-cell table:style-name="ce8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Monthy payment</text:p>
          </table:table-cell>
          <table:table-cell table:style-name="ce6" office:value-type="string" calcext:value-type="string">
            <text:p>Yearly Payment</text:p>
          </table:table-cell>
          <table:table-cell/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Monthy payment</text:p>
          </table:table-cell>
          <table:table-cell table:style-name="ce6" office:value-type="string" calcext:value-type="string">
            <text:p>Yearly Payment</text:p>
          </table:table-cell>
          <table:table-cell/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Monthy payment</text:p>
          </table:table-cell>
          <table:table-cell table:style-name="ce6" office:value-type="string" calcext:value-type="string">
            <text:p>Yearly Payment</text:p>
          </table:table-cell>
          <table:table-cell/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Monthy payment</text:p>
          </table:table-cell>
          <table:table-cell table:style-name="ce6" office:value-type="string" calcext:value-type="string">
            <text:p>Yearly Payment</text:p>
          </table:table-cell>
          <table:table-cell/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Monthy payment</text:p>
          </table:table-cell>
          <table:table-cell table:style-name="ce6" office:value-type="string" calcext:value-type="string">
            <text:p>Yearly Payment</text:p>
          </table:table-cell>
          <table:table-cell/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Monthy payment</text:p>
          </table:table-cell>
          <table:table-cell table:style-name="ce6" office:value-type="string" calcext:value-type="string">
            <text:p>Yearly Payment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" calcext:value-type="float">
            <text:p>1</text:p>
          </table:table-cell>
          <table:table-cell table:style-name="ce13" table:formula="of:=PMT([.F12]/12;[.E20]*12;-[.F13])" office:value-type="float" office:value="11405.73029" calcext:value-type="float">
            <text:p>$11,405.73</text:p>
          </table:table-cell>
          <table:table-cell table:style-name="ce8" table:formula="of:=[.F20]*12" office:value-type="float" office:value="136868.76348" calcext:value-type="float">
            <text:p>$136,86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3" table:formula="of:=PMT([.J12]/12;[.I20]*12;-[.J13])" office:value-type="float" office:value="7739.871736" calcext:value-type="float">
            <text:p>$7,739.87</text:p>
          </table:table-cell>
          <table:table-cell table:style-name="ce8" table:formula="of:=[.J20]*12" office:value-type="float" office:value="92878.460832" calcext:value-type="float">
            <text:p>$92,87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3" table:formula="of:=PMT([.N12]/12;[.M20]*12;-[.N13])" office:value-type="float" office:value="1534.688777" calcext:value-type="float">
            <text:p>$1,534.69</text:p>
          </table:table-cell>
          <table:table-cell table:style-name="ce8" table:formula="of:=[.N20]*12" office:value-type="float" office:value="18416.265324" calcext:value-type="float">
            <text:p>$18,41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3" table:formula="of:=PMT([.R12]/12;[.Q20]*12;-[.R13])" office:value-type="float" office:value="6797.555022" calcext:value-type="float">
            <text:p>$6,797.56</text:p>
          </table:table-cell>
          <table:table-cell table:style-name="ce8" table:formula="of:=[.R20]*12" office:value-type="float" office:value="81570.660264" calcext:value-type="float">
            <text:p>$81,5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3" table:formula="of:=PMT([.V12]/12;[.U20]*12;-[.V13])" office:value-type="float" office:value="5189.932574" calcext:value-type="float">
            <text:p>$5,189.93</text:p>
          </table:table-cell>
          <table:table-cell table:style-name="ce8" table:formula="of:=[.V20]*12" office:value-type="float" office:value="62279.190888" calcext:value-type="float">
            <text:p>$62,27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3" table:formula="of:=PMT([.Z12]/12;[.Y20]*12;-[.Z13])" office:value-type="float" office:value="1883.263783" calcext:value-type="float">
            <text:p>$1,883.26</text:p>
          </table:table-cell>
          <table:table-cell table:style-name="ce8" table:formula="of:=[.Z20]*12" office:value-type="float" office:value="22599.165396" calcext:value-type="float">
            <text:p>$22,599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6"/>
          <table:table-cell table:style-name="ce1" office:value-type="float" office:value="2" calcext:value-type="float">
            <text:p>2</text:p>
          </table:table-cell>
          <table:table-cell table:style-name="ce13" table:formula="of:=PMT([.F12]/12;[.E21]*12;-[.F13])" office:value-type="float" office:value="5844.827278" calcext:value-type="float">
            <text:p>$5,844.83</text:p>
          </table:table-cell>
          <table:table-cell table:style-name="ce8" table:formula="of:=[.F21]*12" office:value-type="float" office:value="70137.927336" calcext:value-type="float">
            <text:p>$70,13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3" table:formula="of:=PMT([.J12]/12;[.I21]*12;-[.J13])" office:value-type="float" office:value="3966.270663" calcext:value-type="float">
            <text:p>$3,966.27</text:p>
          </table:table-cell>
          <table:table-cell table:style-name="ce8" table:formula="of:=[.J21]*12" office:value-type="float" office:value="47595.247956" calcext:value-type="float">
            <text:p>$47,59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3" table:formula="of:=PMT([.N12]/12;[.M21]*12;-[.N13])" office:value-type="float" office:value="786.445988" calcext:value-type="float">
            <text:p>$786.45</text:p>
          </table:table-cell>
          <table:table-cell table:style-name="ce8" table:formula="of:=[.N21]*12" office:value-type="float" office:value="9437.351856" calcext:value-type="float">
            <text:p>$9,43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3" table:formula="of:=PMT([.R12]/12;[.Q21]*12;-[.R13])" office:value-type="float" office:value="3483.383702" calcext:value-type="float">
            <text:p>$3,483.38</text:p>
          </table:table-cell>
          <table:table-cell table:style-name="ce8" table:formula="of:=[.R21]*12" office:value-type="float" office:value="41800.604424" calcext:value-type="float">
            <text:p>$41,80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3" table:formula="of:=PMT([.V12]/12;[.U21]*12;-[.V13])" office:value-type="float" office:value="2659.563106" calcext:value-type="float">
            <text:p>$2,659.56</text:p>
          </table:table-cell>
          <table:table-cell table:style-name="ce8" table:formula="of:=[.V21]*12" office:value-type="float" office:value="31914.757272" calcext:value-type="float">
            <text:p>$31,91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3" table:formula="of:=PMT([.Z12]/12;[.Y21]*12;-[.Z13])" office:value-type="float" office:value="965.0720513" calcext:value-type="float">
            <text:p>$965.07</text:p>
          </table:table-cell>
          <table:table-cell table:style-name="ce8" table:formula="of:=[.Z21]*12" office:value-type="float" office:value="11580.8646156" calcext:value-type="float">
            <text:p>$11,58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3" calcext:value-type="float">
            <text:p>3</text:p>
          </table:table-cell>
          <table:table-cell table:style-name="ce13" table:formula="of:=PMT([.F12]/12;[.E22]*12;-[.F13])" office:value-type="float" office:value="3992.72414" calcext:value-type="float">
            <text:p>$3,992.72</text:p>
          </table:table-cell>
          <table:table-cell table:style-name="ce8" table:formula="of:=[.F22]*12" office:value-type="float" office:value="47912.68968" calcext:value-type="float">
            <text:p>$47,91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3" table:formula="of:=PMT([.J12]/12;[.I22]*12;-[.J13])" office:value-type="float" office:value="2709.442704" calcext:value-type="float">
            <text:p>$2,709.44</text:p>
          </table:table-cell>
          <table:table-cell table:style-name="ce8" table:formula="of:=[.J22]*12" office:value-type="float" office:value="32513.312448" calcext:value-type="float">
            <text:p>$32,51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3" table:formula="of:=PMT([.N12]/12;[.M22]*12;-[.N13])" office:value-type="float" office:value="537.2377543" calcext:value-type="float">
            <text:p>$537.24</text:p>
          </table:table-cell>
          <table:table-cell table:style-name="ce8" table:formula="of:=[.N22]*12" office:value-type="float" office:value="6446.8530516" calcext:value-type="float">
            <text:p>$6,44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3" table:formula="of:=PMT([.R12]/12;[.Q22]*12;-[.R13])" office:value-type="float" office:value="2379.572489" calcext:value-type="float">
            <text:p>$2,379.57</text:p>
          </table:table-cell>
          <table:table-cell table:style-name="ce8" table:formula="of:=[.R22]*12" office:value-type="float" office:value="28554.869868" calcext:value-type="float">
            <text:p>$28,55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3" table:formula="of:=PMT([.V12]/12;[.U22]*12;-[.V13])" office:value-type="float" office:value="1816.803356" calcext:value-type="float">
            <text:p>$1,816.80</text:p>
          </table:table-cell>
          <table:table-cell table:style-name="ce8" table:formula="of:=[.V22]*12" office:value-type="float" office:value="21801.640272" calcext:value-type="float">
            <text:p>$21,80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3" table:formula="of:=PMT([.Z12]/12;[.Y22]*12;-[.Z13])" office:value-type="float" office:value="659.2609658" calcext:value-type="float">
            <text:p>$659.26</text:p>
          </table:table-cell>
          <table:table-cell table:style-name="ce8" table:formula="of:=[.Z22]*12" office:value-type="float" office:value="7911.1315896" calcext:value-type="float">
            <text:p>$7,91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4" calcext:value-type="float">
            <text:p>4</text:p>
          </table:table-cell>
          <table:table-cell table:style-name="ce13" table:formula="of:=PMT([.F12]/12;[.E23]*12;-[.F13])" office:value-type="float" office:value="3067.819548" calcext:value-type="float">
            <text:p>$3,067.82</text:p>
          </table:table-cell>
          <table:table-cell table:style-name="ce8" table:formula="of:=[.F23]*12" office:value-type="float" office:value="36813.834576" calcext:value-type="float">
            <text:p>$36,81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3" table:formula="of:=PMT([.J12]/12;[.I23]*12;-[.J13])" office:value-type="float" office:value="2081.807057" calcext:value-type="float">
            <text:p>$2,081.81</text:p>
          </table:table-cell>
          <table:table-cell table:style-name="ce8" table:formula="of:=[.J23]*12" office:value-type="float" office:value="24981.684684" calcext:value-type="float">
            <text:p>$24,98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3" table:formula="of:=PMT([.N12]/12;[.M23]*12;-[.N13])" office:value-type="float" office:value="412.7879681" calcext:value-type="float">
            <text:p>$412.79</text:p>
          </table:table-cell>
          <table:table-cell table:style-name="ce8" table:formula="of:=[.N23]*12" office:value-type="float" office:value="4953.4556172" calcext:value-type="float">
            <text:p>$4,95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3" table:formula="of:=PMT([.R12]/12;[.Q23]*12;-[.R13])" office:value-type="float" office:value="1828.350456" calcext:value-type="float">
            <text:p>$1,828.35</text:p>
          </table:table-cell>
          <table:table-cell table:style-name="ce8" table:formula="of:=[.R23]*12" office:value-type="float" office:value="21940.205472" calcext:value-type="float">
            <text:p>$21,94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3" table:formula="of:=PMT([.V12]/12;[.U23]*12;-[.V13])" office:value-type="float" office:value="1395.945389" calcext:value-type="float">
            <text:p>$1,395.95</text:p>
          </table:table-cell>
          <table:table-cell table:style-name="ce8" table:formula="of:=[.V23]*12" office:value-type="float" office:value="16751.344668" calcext:value-type="float">
            <text:p>$16,75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3" table:formula="of:=PMT([.Z12]/12;[.Y23]*12;-[.Z13])" office:value-type="float" office:value="506.5448068" calcext:value-type="float">
            <text:p>$506.54</text:p>
          </table:table-cell>
          <table:table-cell table:style-name="ce8" table:formula="of:=[.Z23]*12" office:value-type="float" office:value="6078.5376816" calcext:value-type="float">
            <text:p>$6,079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5" calcext:value-type="float">
            <text:p>5</text:p>
          </table:table-cell>
          <table:table-cell table:style-name="ce13" table:formula="of:=PMT([.F12]/12;[.E24]*12;-[.F13])" office:value-type="float" office:value="2513.792785" calcext:value-type="float">
            <text:p>$2,513.79</text:p>
          </table:table-cell>
          <table:table-cell table:style-name="ce8" table:formula="of:=[.F24]*12" office:value-type="float" office:value="30165.51342" calcext:value-type="float">
            <text:p>$30,16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3" table:formula="of:=PMT([.J12]/12;[.I24]*12;-[.J13])" office:value-type="float" office:value="1705.847257" calcext:value-type="float">
            <text:p>$1,705.85</text:p>
          </table:table-cell>
          <table:table-cell table:style-name="ce8" table:formula="of:=[.J24]*12" office:value-type="float" office:value="20470.167084" calcext:value-type="float">
            <text:p>$20,47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3" table:formula="of:=PMT([.N12]/12;[.M24]*12;-[.N13])" office:value-type="float" office:value="338.2413469" calcext:value-type="float">
            <text:p>$338.24</text:p>
          </table:table-cell>
          <table:table-cell table:style-name="ce8" table:formula="of:=[.N24]*12" office:value-type="float" office:value="4058.8961628" calcext:value-type="float">
            <text:p>$4,05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3" table:formula="of:=PMT([.R12]/12;[.Q24]*12;-[.R13])" office:value-type="float" office:value="1498.163145" calcext:value-type="float">
            <text:p>$1,498.16</text:p>
          </table:table-cell>
          <table:table-cell table:style-name="ce8" table:formula="of:=[.R24]*12" office:value-type="float" office:value="17977.95774" calcext:value-type="float">
            <text:p>$17,97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3" table:formula="of:=PMT([.V12]/12;[.U24]*12;-[.V13])" office:value-type="float" office:value="1143.847411" calcext:value-type="float">
            <text:p>$1,143.85</text:p>
          </table:table-cell>
          <table:table-cell table:style-name="ce8" table:formula="of:=[.V24]*12" office:value-type="float" office:value="13726.168932" calcext:value-type="float">
            <text:p>$13,72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3" table:formula="of:=PMT([.Z12]/12;[.Y24]*12;-[.Z13])" office:value-type="float" office:value="415.066356" calcext:value-type="float">
            <text:p>$415.07</text:p>
          </table:table-cell>
          <table:table-cell table:style-name="ce8" table:formula="of:=[.Z24]*12" office:value-type="float" office:value="4980.796272" calcext:value-type="float">
            <text:p>$4,98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6" calcext:value-type="float">
            <text:p>6</text:p>
          </table:table-cell>
          <table:table-cell table:style-name="ce13" table:formula="of:=PMT([.F12]/12;[.E25]*12;-[.F13])" office:value-type="float" office:value="2145.203237" calcext:value-type="float">
            <text:p>$2,145.20</text:p>
          </table:table-cell>
          <table:table-cell table:style-name="ce8" table:formula="of:=[.F25]*12" office:value-type="float" office:value="25742.438844" calcext:value-type="float">
            <text:p>$25,74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3" table:formula="of:=PMT([.J12]/12;[.I25]*12;-[.J13])" office:value-type="float" office:value="1455.724226" calcext:value-type="float">
            <text:p>$1,455.72</text:p>
          </table:table-cell>
          <table:table-cell table:style-name="ce8" table:formula="of:=[.J25]*12" office:value-type="float" office:value="17468.690712" calcext:value-type="float">
            <text:p>$17,469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3" table:formula="of:=PMT([.N12]/12;[.M25]*12;-[.N13])" office:value-type="float" office:value="288.6460795" calcext:value-type="float">
            <text:p>$288.65</text:p>
          </table:table-cell>
          <table:table-cell table:style-name="ce8" table:formula="of:=[.N25]*12" office:value-type="float" office:value="3463.752954" calcext:value-type="float">
            <text:p>$3,46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3" table:formula="of:=PMT([.R12]/12;[.Q25]*12;-[.R13])" office:value-type="float" office:value="1278.492184" calcext:value-type="float">
            <text:p>$1,278.49</text:p>
          </table:table-cell>
          <table:table-cell table:style-name="ce8" table:formula="of:=[.R25]*12" office:value-type="float" office:value="15341.906208" calcext:value-type="float">
            <text:p>$15,34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3" table:formula="of:=PMT([.V12]/12;[.U25]*12;-[.V13])" office:value-type="float" office:value="976.1286538" calcext:value-type="float">
            <text:p>$976.13</text:p>
          </table:table-cell>
          <table:table-cell table:style-name="ce8" table:formula="of:=[.V25]*12" office:value-type="float" office:value="11713.5438456" calcext:value-type="float">
            <text:p>$11,71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3" table:formula="of:=PMT([.Z12]/12;[.Y25]*12;-[.Z13])" office:value-type="float" office:value="354.2064786" calcext:value-type="float">
            <text:p>$354.21</text:p>
          </table:table-cell>
          <table:table-cell table:style-name="ce8" table:formula="of:=[.Z25]*12" office:value-type="float" office:value="4250.4777432" calcext:value-type="float">
            <text:p>$4,25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7" calcext:value-type="float">
            <text:p>7</text:p>
          </table:table-cell>
          <table:table-cell table:style-name="ce13" table:formula="of:=PMT([.F12]/12;[.E26]*12;-[.F13])" office:value-type="float" office:value="1882.576035" calcext:value-type="float">
            <text:p>$1,882.58</text:p>
          </table:table-cell>
          <table:table-cell table:style-name="ce8" table:formula="of:=[.F26]*12" office:value-type="float" office:value="22590.91242" calcext:value-type="float">
            <text:p>$22,59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3" table:formula="of:=PMT([.J12]/12;[.I26]*12;-[.J13])" office:value-type="float" office:value="1277.506716" calcext:value-type="float">
            <text:p>$1,277.51</text:p>
          </table:table-cell>
          <table:table-cell table:style-name="ce8" table:formula="of:=[.J26]*12" office:value-type="float" office:value="15330.080592" calcext:value-type="float">
            <text:p>$15,33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3" table:formula="of:=PMT([.N12]/12;[.M26]*12;-[.N13])" office:value-type="float" office:value="253.3084896" calcext:value-type="float">
            <text:p>$253.31</text:p>
          </table:table-cell>
          <table:table-cell table:style-name="ce8" table:formula="of:=[.N26]*12" office:value-type="float" office:value="3039.7018752" calcext:value-type="float">
            <text:p>$3,04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3" table:formula="of:=PMT([.R12]/12;[.Q26]*12;-[.R13])" office:value-type="float" office:value="1121.972364" calcext:value-type="float">
            <text:p>$1,121.97</text:p>
          </table:table-cell>
          <table:table-cell table:style-name="ce8" table:formula="of:=[.R26]*12" office:value-type="float" office:value="13463.668368" calcext:value-type="float">
            <text:p>$13,46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3" table:formula="of:=PMT([.V12]/12;[.U26]*12;-[.V13])" office:value-type="float" office:value="856.625787" calcext:value-type="float">
            <text:p>$856.63</text:p>
          </table:table-cell>
          <table:table-cell table:style-name="ce8" table:formula="of:=[.V26]*12" office:value-type="float" office:value="10279.509444" calcext:value-type="float">
            <text:p>$10,28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3" table:formula="of:=PMT([.Z12]/12;[.Y26]*12;-[.Z13])" office:value-type="float" office:value="310.8426356" calcext:value-type="float">
            <text:p>$310.84</text:p>
          </table:table-cell>
          <table:table-cell table:style-name="ce8" table:formula="of:=[.Z26]*12" office:value-type="float" office:value="3730.1116272" calcext:value-type="float">
            <text:p>$3,73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8" calcext:value-type="float">
            <text:p>8</text:p>
          </table:table-cell>
          <table:table-cell table:style-name="ce13" table:formula="of:=PMT([.F12]/12;[.E27]*12;-[.F13])" office:value-type="float" office:value="1686.173471" calcext:value-type="float">
            <text:p>$1,686.17</text:p>
          </table:table-cell>
          <table:table-cell table:style-name="ce8" table:formula="of:=[.F27]*12" office:value-type="float" office:value="20234.081652" calcext:value-type="float">
            <text:p>$20,23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3" table:formula="of:=PMT([.J12]/12;[.I27]*12;-[.J13])" office:value-type="float" office:value="1144.228914" calcext:value-type="float">
            <text:p>$1,144.23</text:p>
          </table:table-cell>
          <table:table-cell table:style-name="ce8" table:formula="of:=[.J27]*12" office:value-type="float" office:value="13730.746968" calcext:value-type="float">
            <text:p>$13,73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3" table:formula="of:=PMT([.N12]/12;[.M27]*12;-[.N13])" office:value-type="float" office:value="226.8817021" calcext:value-type="float">
            <text:p>$226.88</text:p>
          </table:table-cell>
          <table:table-cell table:style-name="ce8" table:formula="of:=[.N27]*12" office:value-type="float" office:value="2722.5804252" calcext:value-type="float">
            <text:p>$2,72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3" table:formula="of:=PMT([.R12]/12;[.Q27]*12;-[.R13])" office:value-type="float" office:value="1004.920917" calcext:value-type="float">
            <text:p>$1,004.92</text:p>
          </table:table-cell>
          <table:table-cell table:style-name="ce8" table:formula="of:=[.R27]*12" office:value-type="float" office:value="12059.051004" calcext:value-type="float">
            <text:p>$12,05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3" table:formula="of:=PMT([.V12]/12;[.U27]*12;-[.V13])" office:value-type="float" office:value="767.2570189" calcext:value-type="float">
            <text:p>$767.26</text:p>
          </table:table-cell>
          <table:table-cell table:style-name="ce8" table:formula="of:=[.V27]*12" office:value-type="float" office:value="9207.0842268" calcext:value-type="float">
            <text:p>$9,20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3" table:formula="of:=PMT([.Z12]/12;[.Y27]*12;-[.Z13])" office:value-type="float" office:value="278.4135122" calcext:value-type="float">
            <text:p>$278.41</text:p>
          </table:table-cell>
          <table:table-cell table:style-name="ce8" table:formula="of:=[.Z27]*12" office:value-type="float" office:value="3340.9621464" calcext:value-type="float">
            <text:p>$3,34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9" calcext:value-type="float">
            <text:p>9</text:p>
          </table:table-cell>
          <table:table-cell table:style-name="ce13" table:formula="of:=PMT([.F12]/12;[.E28]*12;-[.F13])" office:value-type="float" office:value="1533.918796" calcext:value-type="float">
            <text:p>$1,533.92</text:p>
          </table:table-cell>
          <table:table-cell table:style-name="ce8" table:formula="of:=[.F28]*12" office:value-type="float" office:value="18407.025552" calcext:value-type="float">
            <text:p>$18,40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3" table:formula="of:=PMT([.J12]/12;[.I28]*12;-[.J13])" office:value-type="float" office:value="1040.909651" calcext:value-type="float">
            <text:p>$1,040.91</text:p>
          </table:table-cell>
          <table:table-cell table:style-name="ce8" table:formula="of:=[.J28]*12" office:value-type="float" office:value="12490.915812" calcext:value-type="float">
            <text:p>$12,49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3" table:formula="of:=PMT([.N12]/12;[.M28]*12;-[.N13])" office:value-type="float" office:value="206.395198" calcext:value-type="float">
            <text:p>$206.40</text:p>
          </table:table-cell>
          <table:table-cell table:style-name="ce8" table:formula="of:=[.N28]*12" office:value-type="float" office:value="2476.742376" calcext:value-type="float">
            <text:p>$2,47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3" table:formula="of:=PMT([.R12]/12;[.Q28]*12;-[.R13])" office:value-type="float" office:value="914.1806046" calcext:value-type="float">
            <text:p>$914.18</text:p>
          </table:table-cell>
          <table:table-cell table:style-name="ce8" table:formula="of:=[.R28]*12" office:value-type="float" office:value="10970.1672552" calcext:value-type="float">
            <text:p>$10,97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3" table:formula="of:=PMT([.V12]/12;[.U28]*12;-[.V13])" office:value-type="float" office:value="697.9767995" calcext:value-type="float">
            <text:p>$697.98</text:p>
          </table:table-cell>
          <table:table-cell table:style-name="ce8" table:formula="of:=[.V28]*12" office:value-type="float" office:value="8375.721594" calcext:value-type="float">
            <text:p>$8,37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3" table:formula="of:=PMT([.Z12]/12;[.Y28]*12;-[.Z13])" office:value-type="float" office:value="253.2738931" calcext:value-type="float">
            <text:p>$253.27</text:p>
          </table:table-cell>
          <table:table-cell table:style-name="ce8" table:formula="of:=[.Z28]*12" office:value-type="float" office:value="3039.2867172" calcext:value-type="float">
            <text:p>$3,039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0" calcext:value-type="float">
            <text:p>10</text:p>
          </table:table-cell>
          <table:table-cell table:style-name="ce13" table:formula="of:=PMT([.F12]/12;[.E29]*12;-[.F13])" office:value-type="float" office:value="1412.565747" calcext:value-type="float">
            <text:p>$1,412.57</text:p>
          </table:table-cell>
          <table:table-cell table:style-name="ce8" table:formula="of:=[.F29]*12" office:value-type="float" office:value="16950.788964" calcext:value-type="float">
            <text:p>$16,95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3" table:formula="of:=PMT([.J12]/12;[.I29]*12;-[.J13])" office:value-type="float" office:value="958.5600762" calcext:value-type="float">
            <text:p>$958.56</text:p>
          </table:table-cell>
          <table:table-cell table:style-name="ce8" table:formula="of:=[.J29]*12" office:value-type="float" office:value="11502.7209144" calcext:value-type="float">
            <text:p>$11,50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3" table:formula="of:=PMT([.N12]/12;[.M29]*12;-[.N13])" office:value-type="float" office:value="190.066637" calcext:value-type="float">
            <text:p>$190.07</text:p>
          </table:table-cell>
          <table:table-cell table:style-name="ce8" table:formula="of:=[.N29]*12" office:value-type="float" office:value="2280.799644" calcext:value-type="float">
            <text:p>$2,28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3" table:formula="of:=PMT([.R12]/12;[.Q29]*12;-[.R13])" office:value-type="float" office:value="841.856956" calcext:value-type="float">
            <text:p>$841.86</text:p>
          </table:table-cell>
          <table:table-cell table:style-name="ce8" table:formula="of:=[.R29]*12" office:value-type="float" office:value="10102.283472" calcext:value-type="float">
            <text:p>$10,10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3" table:formula="of:=PMT([.V12]/12;[.U29]*12;-[.V13])" office:value-type="float" office:value="642.7577011" calcext:value-type="float">
            <text:p>$642.76</text:p>
          </table:table-cell>
          <table:table-cell table:style-name="ce8" table:formula="of:=[.V29]*12" office:value-type="float" office:value="7713.0924132" calcext:value-type="float">
            <text:p>$7,7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3" table:formula="of:=PMT([.Z12]/12;[.Y29]*12;-[.Z13])" office:value-type="float" office:value="233.2366138" calcext:value-type="float">
            <text:p>$233.24</text:p>
          </table:table-cell>
          <table:table-cell table:style-name="ce8" table:formula="of:=[.Z29]*12" office:value-type="float" office:value="2798.8393656" calcext:value-type="float">
            <text:p>$2,799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1" calcext:value-type="float">
            <text:p>11</text:p>
          </table:table-cell>
          <table:table-cell table:style-name="ce13" table:formula="of:=PMT([.F12]/12;[.E30]*12;-[.F13])" office:value-type="float" office:value="1313.684689" calcext:value-type="float">
            <text:p>$1,313.68</text:p>
          </table:table-cell>
          <table:table-cell table:style-name="ce8" table:formula="of:=[.F30]*12" office:value-type="float" office:value="15764.216268" calcext:value-type="float">
            <text:p>$15,764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3" table:formula="of:=PMT([.J12]/12;[.I30]*12;-[.J13])" office:value-type="float" office:value="891.4598834" calcext:value-type="float">
            <text:p>$891.46</text:p>
          </table:table-cell>
          <table:table-cell table:style-name="ce8" table:formula="of:=[.J30]*12" office:value-type="float" office:value="10697.5186008" calcext:value-type="float">
            <text:p>$10,69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3" table:formula="of:=PMT([.N12]/12;[.M30]*12;-[.N13])" office:value-type="float" office:value="176.7617766" calcext:value-type="float">
            <text:p>$176.76</text:p>
          </table:table-cell>
          <table:table-cell table:style-name="ce8" table:formula="of:=[.N30]*12" office:value-type="float" office:value="2121.1413192" calcext:value-type="float">
            <text:p>$2,12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3" table:formula="of:=PMT([.R12]/12;[.Q30]*12;-[.R13])" office:value-type="float" office:value="782.9261018" calcext:value-type="float">
            <text:p>$782.93</text:p>
          </table:table-cell>
          <table:table-cell table:style-name="ce8" table:formula="of:=[.R30]*12" office:value-type="float" office:value="9395.1132216" calcext:value-type="float">
            <text:p>$9,39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3" table:formula="of:=PMT([.V12]/12;[.U30]*12;-[.V13])" office:value-type="float" office:value="597.7639999" calcext:value-type="float">
            <text:p>$597.76</text:p>
          </table:table-cell>
          <table:table-cell table:style-name="ce8" table:formula="of:=[.V30]*12" office:value-type="float" office:value="7173.1679988" calcext:value-type="float">
            <text:p>$7,17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3" table:formula="of:=PMT([.Z12]/12;[.Y30]*12;-[.Z13])" office:value-type="float" office:value="216.9098106" calcext:value-type="float">
            <text:p>$216.91</text:p>
          </table:table-cell>
          <table:table-cell table:style-name="ce8" table:formula="of:=[.Z30]*12" office:value-type="float" office:value="2602.9177272" calcext:value-type="float">
            <text:p>$2,603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6"/>
          <table:table-cell table:style-name="ce1" office:value-type="float" office:value="12" calcext:value-type="float">
            <text:p>12</text:p>
          </table:table-cell>
          <table:table-cell table:style-name="ce13" table:formula="of:=PMT([.F12]/12;[.E31]*12;-[.F13])" office:value-type="float" office:value="1231.655695" calcext:value-type="float">
            <text:p>$1,231.66</text:p>
          </table:table-cell>
          <table:table-cell table:style-name="ce8" table:formula="of:=[.F31]*12" office:value-type="float" office:value="14779.86834" calcext:value-type="float">
            <text:p>$14,78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3" table:formula="of:=PMT([.J12]/12;[.I31]*12;-[.J13])" office:value-type="float" office:value="835.7954164" calcext:value-type="float">
            <text:p>$835.80</text:p>
          </table:table-cell>
          <table:table-cell table:style-name="ce8" table:formula="of:=[.J31]*12" office:value-type="float" office:value="10029.5449968" calcext:value-type="float">
            <text:p>$10,03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3" table:formula="of:=PMT([.N12]/12;[.M31]*12;-[.N13])" office:value-type="float" office:value="165.7244318" calcext:value-type="float">
            <text:p>$165.72</text:p>
          </table:table-cell>
          <table:table-cell table:style-name="ce8" table:formula="of:=[.N31]*12" office:value-type="float" office:value="1988.6931816" calcext:value-type="float">
            <text:p>$1,989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3" table:formula="of:=PMT([.R12]/12;[.Q31]*12;-[.R13])" office:value-type="float" office:value="734.0386925" calcext:value-type="float">
            <text:p>$734.04</text:p>
          </table:table-cell>
          <table:table-cell table:style-name="ce8" table:formula="of:=[.R31]*12" office:value-type="float" office:value="8808.46431" calcext:value-type="float">
            <text:p>$8,80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3" table:formula="of:=PMT([.V12]/12;[.U31]*12;-[.V13])" office:value-type="float" office:value="560.4384678" calcext:value-type="float">
            <text:p>$560.44</text:p>
          </table:table-cell>
          <table:table-cell table:style-name="ce8" table:formula="of:=[.V31]*12" office:value-type="float" office:value="6725.2616136" calcext:value-type="float">
            <text:p>$6,72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3" table:formula="of:=PMT([.Z12]/12;[.Y31]*12;-[.Z13])" office:value-type="float" office:value="203.3655455" calcext:value-type="float">
            <text:p>$203.37</text:p>
          </table:table-cell>
          <table:table-cell table:style-name="ce8" table:formula="of:=[.Z31]*12" office:value-type="float" office:value="2440.386546" calcext:value-type="float">
            <text:p>$2,44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3" calcext:value-type="float">
            <text:p>13</text:p>
          </table:table-cell>
          <table:table-cell table:style-name="ce13" table:formula="of:=PMT([.F12]/12;[.E32]*12;-[.F13])" office:value-type="float" office:value="1162.587885" calcext:value-type="float">
            <text:p>$1,162.59</text:p>
          </table:table-cell>
          <table:table-cell table:style-name="ce8" table:formula="of:=[.F32]*12" office:value-type="float" office:value="13951.05462" calcext:value-type="float">
            <text:p>$13,951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3" table:formula="of:=PMT([.J12]/12;[.I32]*12;-[.J13])" office:value-type="float" office:value="788.926345" calcext:value-type="float">
            <text:p>$788.93</text:p>
          </table:table-cell>
          <table:table-cell table:style-name="ce8" table:formula="of:=[.J32]*12" office:value-type="float" office:value="9467.11614" calcext:value-type="float">
            <text:p>$9,467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3" table:formula="of:=PMT([.N12]/12;[.M32]*12;-[.N13])" office:value-type="float" office:value="156.4310688" calcext:value-type="float">
            <text:p>$156.43</text:p>
          </table:table-cell>
          <table:table-cell table:style-name="ce8" table:formula="of:=[.N32]*12" office:value-type="float" office:value="1877.1728256" calcext:value-type="float">
            <text:p>$1,877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3" table:formula="of:=PMT([.R12]/12;[.Q32]*12;-[.R13])" office:value-type="float" office:value="692.8758539" calcext:value-type="float">
            <text:p>$692.88</text:p>
          </table:table-cell>
          <table:table-cell table:style-name="ce8" table:formula="of:=[.R32]*12" office:value-type="float" office:value="8314.5102468" calcext:value-type="float">
            <text:p>$8,3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3" table:formula="of:=PMT([.V12]/12;[.U32]*12;-[.V13])" office:value-type="float" office:value="529.0106446" calcext:value-type="float">
            <text:p>$529.01</text:p>
          </table:table-cell>
          <table:table-cell table:style-name="ce8" table:formula="of:=[.V32]*12" office:value-type="float" office:value="6348.1277352" calcext:value-type="float">
            <text:p>$6,34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3" table:formula="of:=PMT([.Z12]/12;[.Y32]*12;-[.Z13])" office:value-type="float" office:value="191.961374" calcext:value-type="float">
            <text:p>$191.96</text:p>
          </table:table-cell>
          <table:table-cell table:style-name="ce8" table:formula="of:=[.Z32]*12" office:value-type="float" office:value="2303.536488" calcext:value-type="float">
            <text:p>$2,304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4" calcext:value-type="float">
            <text:p>14</text:p>
          </table:table-cell>
          <table:table-cell table:style-name="ce13" table:formula="of:=PMT([.F12]/12;[.E33]*12;-[.F13])" office:value-type="float" office:value="1103.701919" calcext:value-type="float">
            <text:p>$1,103.70</text:p>
          </table:table-cell>
          <table:table-cell table:style-name="ce8" table:formula="of:=[.F33]*12" office:value-type="float" office:value="13244.423028" calcext:value-type="float">
            <text:p>$13,244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3" table:formula="of:=PMT([.J12]/12;[.I33]*12;-[.J13])" office:value-type="float" office:value="748.9666222" calcext:value-type="float">
            <text:p>$748.97</text:p>
          </table:table-cell>
          <table:table-cell table:style-name="ce8" table:formula="of:=[.J33]*12" office:value-type="float" office:value="8987.5994664" calcext:value-type="float">
            <text:p>$8,98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3" table:formula="of:=PMT([.N12]/12;[.M33]*12;-[.N13])" office:value-type="float" office:value="148.5077155" calcext:value-type="float">
            <text:p>$148.51</text:p>
          </table:table-cell>
          <table:table-cell table:style-name="ce8" table:formula="of:=[.N33]*12" office:value-type="float" office:value="1782.092586" calcext:value-type="float">
            <text:p>$1,782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3" table:formula="of:=PMT([.R12]/12;[.Q33]*12;-[.R13])" office:value-type="float" office:value="657.7811619" calcext:value-type="float">
            <text:p>$657.78</text:p>
          </table:table-cell>
          <table:table-cell table:style-name="ce8" table:formula="of:=[.R33]*12" office:value-type="float" office:value="7893.3739428" calcext:value-type="float">
            <text:p>$7,893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3" table:formula="of:=PMT([.V12]/12;[.U33]*12;-[.V13])" office:value-type="float" office:value="502.2158509" calcext:value-type="float">
            <text:p>$502.22</text:p>
          </table:table-cell>
          <table:table-cell table:style-name="ce8" table:formula="of:=[.V33]*12" office:value-type="float" office:value="6026.5902108" calcext:value-type="float">
            <text:p>$6,027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3" table:formula="of:=PMT([.Z12]/12;[.Y33]*12;-[.Z13])" office:value-type="float" office:value="182.2383836" calcext:value-type="float">
            <text:p>$182.24</text:p>
          </table:table-cell>
          <table:table-cell table:style-name="ce8" table:formula="of:=[.Z33]*12" office:value-type="float" office:value="2186.8606032" calcext:value-type="float">
            <text:p>$2,18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5" calcext:value-type="float">
            <text:p>15</text:p>
          </table:table-cell>
          <table:table-cell table:style-name="ce13" table:formula="of:=PMT([.F12]/12;[.E34]*12;-[.F13])" office:value-type="float" office:value="1052.959484" calcext:value-type="float">
            <text:p>$1,052.96</text:p>
          </table:table-cell>
          <table:table-cell table:style-name="ce8" table:formula="of:=[.F34]*12" office:value-type="float" office:value="12635.513808" calcext:value-type="float">
            <text:p>$12,63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3" table:formula="of:=PMT([.J12]/12;[.I34]*12;-[.J13])" office:value-type="float" office:value="714.5330584" calcext:value-type="float">
            <text:p>$714.53</text:p>
          </table:table-cell>
          <table:table-cell table:style-name="ce8" table:formula="of:=[.J34]*12" office:value-type="float" office:value="8574.3967008" calcext:value-type="float">
            <text:p>$8,574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3" table:formula="of:=PMT([.N12]/12;[.M34]*12;-[.N13])" office:value-type="float" office:value="141.6801083" calcext:value-type="float">
            <text:p>$141.68</text:p>
          </table:table-cell>
          <table:table-cell table:style-name="ce8" table:formula="of:=[.N34]*12" office:value-type="float" office:value="1700.1612996" calcext:value-type="float">
            <text:p>$1,70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3" table:formula="of:=PMT([.R12]/12;[.Q34]*12;-[.R13])" office:value-type="float" office:value="627.5398281" calcext:value-type="float">
            <text:p>$627.54</text:p>
          </table:table-cell>
          <table:table-cell table:style-name="ce8" table:formula="of:=[.R34]*12" office:value-type="float" office:value="7530.4779372" calcext:value-type="float">
            <text:p>$7,53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3" table:formula="of:=PMT([.V12]/12;[.U34]*12;-[.V13])" office:value-type="float" office:value="479.1265956" calcext:value-type="float">
            <text:p>$479.13</text:p>
          </table:table-cell>
          <table:table-cell table:style-name="ce8" table:formula="of:=[.V34]*12" office:value-type="float" office:value="5749.5191472" calcext:value-type="float">
            <text:p>$5,75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3" table:formula="of:=PMT([.Z12]/12;[.Y34]*12;-[.Z13])" office:value-type="float" office:value="173.8600169" calcext:value-type="float">
            <text:p>$173.86</text:p>
          </table:table-cell>
          <table:table-cell table:style-name="ce8" table:formula="of:=[.Z34]*12" office:value-type="float" office:value="2086.3202028" calcext:value-type="float">
            <text:p>$2,086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6" calcext:value-type="float">
            <text:p>16</text:p>
          </table:table-cell>
          <table:table-cell table:style-name="ce13" table:formula="of:=PMT([.F12]/12;[.E35]*12;-[.F13])" office:value-type="float" office:value="1008.831724" calcext:value-type="float">
            <text:p>$1,008.83</text:p>
          </table:table-cell>
          <table:table-cell table:style-name="ce8" table:formula="of:=[.F35]*12" office:value-type="float" office:value="12105.980688" calcext:value-type="float">
            <text:p>$12,10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3" table:formula="of:=PMT([.J12]/12;[.I35]*12;-[.J13])" office:value-type="float" office:value="684.5881806" calcext:value-type="float">
            <text:p>$684.59</text:p>
          </table:table-cell>
          <table:table-cell table:style-name="ce8" table:formula="of:=[.J35]*12" office:value-type="float" office:value="8215.0581672" calcext:value-type="float">
            <text:p>$8,215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3" table:formula="of:=PMT([.N12]/12;[.M35]*12;-[.N13])" office:value-type="float" office:value="135.7425334" calcext:value-type="float">
            <text:p>$135.74</text:p>
          </table:table-cell>
          <table:table-cell table:style-name="ce8" table:formula="of:=[.N35]*12" office:value-type="float" office:value="1628.9104008" calcext:value-type="float">
            <text:p>$1,62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3" table:formula="of:=PMT([.R12]/12;[.Q35]*12;-[.R13])" office:value-type="float" office:value="601.2406902" calcext:value-type="float">
            <text:p>$601.24</text:p>
          </table:table-cell>
          <table:table-cell table:style-name="ce8" table:formula="of:=[.R35]*12" office:value-type="float" office:value="7214.8882824" calcext:value-type="float">
            <text:p>$7,215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3" table:formula="of:=PMT([.V12]/12;[.U35]*12;-[.V13])" office:value-type="float" office:value="459.0472064" calcext:value-type="float">
            <text:p>$459.05</text:p>
          </table:table-cell>
          <table:table-cell table:style-name="ce8" table:formula="of:=[.V35]*12" office:value-type="float" office:value="5508.5664768" calcext:value-type="float">
            <text:p>$5,50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3" table:formula="of:=PMT([.Z12]/12;[.Y35]*12;-[.Z13])" office:value-type="float" office:value="166.5738362" calcext:value-type="float">
            <text:p>$166.57</text:p>
          </table:table-cell>
          <table:table-cell table:style-name="ce8" table:formula="of:=[.Z35]*12" office:value-type="float" office:value="1998.8860344" calcext:value-type="float">
            <text:p>$1,999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7" calcext:value-type="float">
            <text:p>17</text:p>
          </table:table-cell>
          <table:table-cell table:style-name="ce13" table:formula="of:=PMT([.F12]/12;[.E36]*12;-[.F13])" office:value-type="float" office:value="970.1494072" calcext:value-type="float">
            <text:p>$970.15</text:p>
          </table:table-cell>
          <table:table-cell table:style-name="ce8" table:formula="of:=[.F36]*12" office:value-type="float" office:value="11641.7928864" calcext:value-type="float">
            <text:p>$11,642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3" table:formula="of:=PMT([.J12]/12;[.I36]*12;-[.J13])" office:value-type="float" office:value="658.338553" calcext:value-type="float">
            <text:p>$658.34</text:p>
          </table:table-cell>
          <table:table-cell table:style-name="ce8" table:formula="of:=[.J36]*12" office:value-type="float" office:value="7900.062636" calcext:value-type="float">
            <text:p>$7,900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3" table:formula="of:=PMT([.N12]/12;[.M36]*12;-[.N13])" office:value-type="float" office:value="130.5376657" calcext:value-type="float">
            <text:p>$130.54</text:p>
          </table:table-cell>
          <table:table-cell table:style-name="ce8" table:formula="of:=[.N36]*12" office:value-type="float" office:value="1566.4519884" calcext:value-type="float">
            <text:p>$1,56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3" table:formula="of:=PMT([.R12]/12;[.Q36]*12;-[.R13])" office:value-type="float" office:value="578.1869118" calcext:value-type="float">
            <text:p>$578.19</text:p>
          </table:table-cell>
          <table:table-cell table:style-name="ce8" table:formula="of:=[.R36]*12" office:value-type="float" office:value="6938.2429416" calcext:value-type="float">
            <text:p>$6,938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3" table:formula="of:=PMT([.V12]/12;[.U36]*12;-[.V13])" office:value-type="float" office:value="441.4456489" calcext:value-type="float">
            <text:p>$441.45</text:p>
          </table:table-cell>
          <table:table-cell table:style-name="ce8" table:formula="of:=[.V36]*12" office:value-type="float" office:value="5297.3477868" calcext:value-type="float">
            <text:p>$5,297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3" table:formula="of:=PMT([.Z12]/12;[.Y36]*12;-[.Z13])" office:value-type="float" office:value="160.1867829" calcext:value-type="float">
            <text:p>$160.19</text:p>
          </table:table-cell>
          <table:table-cell table:style-name="ce8" table:formula="of:=[.Z36]*12" office:value-type="float" office:value="1922.2413948" calcext:value-type="float">
            <text:p>$1,922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8" calcext:value-type="float">
            <text:p>18</text:p>
          </table:table-cell>
          <table:table-cell table:style-name="ce13" table:formula="of:=PMT([.F12]/12;[.E37]*12;-[.F13])" office:value-type="float" office:value="936.0030292" calcext:value-type="float">
            <text:p>$936.00</text:p>
          </table:table-cell>
          <table:table-cell table:style-name="ce8" table:formula="of:=[.F37]*12" office:value-type="float" office:value="11232.0363504" calcext:value-type="float">
            <text:p>$11,23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3" table:formula="of:=PMT([.J12]/12;[.I37]*12;-[.J13])" office:value-type="float" office:value="635.1669911" calcext:value-type="float">
            <text:p>$635.17</text:p>
          </table:table-cell>
          <table:table-cell table:style-name="ce8" table:formula="of:=[.J37]*12" office:value-type="float" office:value="7622.0038932" calcext:value-type="float">
            <text:p>$7,62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3" table:formula="of:=PMT([.N12]/12;[.M37]*12;-[.N13])" office:value-type="float" office:value="125.9431275" calcext:value-type="float">
            <text:p>$125.94</text:p>
          </table:table-cell>
          <table:table-cell table:style-name="ce8" table:formula="of:=[.N37]*12" office:value-type="float" office:value="1511.31753" calcext:value-type="float">
            <text:p>$1,511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3" table:formula="of:=PMT([.R12]/12;[.Q37]*12;-[.R13])" office:value-type="float" office:value="557.8364496" calcext:value-type="float">
            <text:p>$557.84</text:p>
          </table:table-cell>
          <table:table-cell table:style-name="ce8" table:formula="of:=[.R37]*12" office:value-type="float" office:value="6694.0373952" calcext:value-type="float">
            <text:p>$6,694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3" table:formula="of:=PMT([.V12]/12;[.U37]*12;-[.V13])" office:value-type="float" office:value="425.9080731" calcext:value-type="float">
            <text:p>$425.91</text:p>
          </table:table-cell>
          <table:table-cell table:style-name="ce8" table:formula="of:=[.V37]*12" office:value-type="float" office:value="5110.8968772" calcext:value-type="float">
            <text:p>$5,111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3" table:formula="of:=PMT([.Z12]/12;[.Y37]*12;-[.Z13])" office:value-type="float" office:value="154.5486839" calcext:value-type="float">
            <text:p>$154.55</text:p>
          </table:table-cell>
          <table:table-cell table:style-name="ce8" table:formula="of:=[.Z37]*12" office:value-type="float" office:value="1854.5842068" calcext:value-type="float">
            <text:p>$1,855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19" calcext:value-type="float">
            <text:p>19</text:p>
          </table:table-cell>
          <table:table-cell table:style-name="ce13" table:formula="of:=PMT([.F12]/12;[.E38]*12;-[.F13])" office:value-type="float" office:value="905.6744696" calcext:value-type="float">
            <text:p>$905.67</text:p>
          </table:table-cell>
          <table:table-cell table:style-name="ce8" table:formula="of:=[.F38]*12" office:value-type="float" office:value="10868.0936352" calcext:value-type="float">
            <text:p>$10,86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3" table:formula="of:=PMT([.J12]/12;[.I38]*12;-[.J13])" office:value-type="float" office:value="614.5861816" calcext:value-type="float">
            <text:p>$614.59</text:p>
          </table:table-cell>
          <table:table-cell table:style-name="ce8" table:formula="of:=[.J38]*12" office:value-type="float" office:value="7375.0341792" calcext:value-type="float">
            <text:p>$7,37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3" table:formula="of:=PMT([.N12]/12;[.M38]*12;-[.N13])" office:value-type="float" office:value="121.8622928" calcext:value-type="float">
            <text:p>$121.86</text:p>
          </table:table-cell>
          <table:table-cell table:style-name="ce8" table:formula="of:=[.N38]*12" office:value-type="float" office:value="1462.3475136" calcext:value-type="float">
            <text:p>$1,462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3" table:formula="of:=PMT([.R12]/12;[.Q38]*12;-[.R13])" office:value-type="float" office:value="539.76132" calcext:value-type="float">
            <text:p>$539.76</text:p>
          </table:table-cell>
          <table:table-cell table:style-name="ce8" table:formula="of:=[.R38]*12" office:value-type="float" office:value="6477.13584" calcext:value-type="float">
            <text:p>$6,477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3" table:formula="of:=PMT([.V12]/12;[.U38]*12;-[.V13])" office:value-type="float" office:value="412.1077135" calcext:value-type="float">
            <text:p>$412.11</text:p>
          </table:table-cell>
          <table:table-cell table:style-name="ce8" table:formula="of:=[.V38]*12" office:value-type="float" office:value="4945.292562" calcext:value-type="float">
            <text:p>$4,94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3" table:formula="of:=PMT([.Z12]/12;[.Y38]*12;-[.Z13])" office:value-type="float" office:value="149.5409662" calcext:value-type="float">
            <text:p>$149.54</text:p>
          </table:table-cell>
          <table:table-cell table:style-name="ce8" table:formula="of:=[.Z38]*12" office:value-type="float" office:value="1794.4915944" calcext:value-type="float">
            <text:p>$1,794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0" calcext:value-type="float">
            <text:p>20</text:p>
          </table:table-cell>
          <table:table-cell table:style-name="ce13" table:formula="of:=PMT([.F12]/12;[.E39]*12;-[.F13])" office:value-type="float" office:value="878.5891475" calcext:value-type="float">
            <text:p>$878.59</text:p>
          </table:table-cell>
          <table:table-cell table:style-name="ce8" table:formula="of:=[.F39]*12" office:value-type="float" office:value="10543.06977" calcext:value-type="float">
            <text:p>$10,54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3" table:formula="of:=PMT([.J12]/12;[.I39]*12;-[.J13])" office:value-type="float" office:value="596.2062171" calcext:value-type="float">
            <text:p>$596.21</text:p>
          </table:table-cell>
          <table:table-cell table:style-name="ce8" table:formula="of:=[.J39]*12" office:value-type="float" office:value="7154.4746052" calcext:value-type="float">
            <text:p>$7,15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3" table:formula="of:=PMT([.N12]/12;[.M39]*12;-[.N13])" office:value-type="float" office:value="118.2178493" calcext:value-type="float">
            <text:p>$118.22</text:p>
          </table:table-cell>
          <table:table-cell table:style-name="ce8" table:formula="of:=[.N39]*12" office:value-type="float" office:value="1418.6141916" calcext:value-type="float">
            <text:p>$1,419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3" table:formula="of:=PMT([.R12]/12;[.Q39]*12;-[.R13])" office:value-type="float" office:value="523.619086" calcext:value-type="float">
            <text:p>$523.62</text:p>
          </table:table-cell>
          <table:table-cell table:style-name="ce8" table:formula="of:=[.R39]*12" office:value-type="float" office:value="6283.429032" calcext:value-type="float">
            <text:p>$6,28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3" table:formula="of:=PMT([.V12]/12;[.U39]*12;-[.V13])" office:value-type="float" office:value="399.7831194" calcext:value-type="float">
            <text:p>$399.78</text:p>
          </table:table-cell>
          <table:table-cell table:style-name="ce8" table:formula="of:=[.V39]*12" office:value-type="float" office:value="4797.3974328" calcext:value-type="float">
            <text:p>$4,797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3" table:formula="of:=PMT([.Z12]/12;[.Y39]*12;-[.Z13])" office:value-type="float" office:value="145.0687575" calcext:value-type="float">
            <text:p>$145.07</text:p>
          </table:table-cell>
          <table:table-cell table:style-name="ce8" table:formula="of:=[.Z39]*12" office:value-type="float" office:value="1740.82509" calcext:value-type="float">
            <text:p>$1,741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1" calcext:value-type="float">
            <text:p>21</text:p>
          </table:table-cell>
          <table:table-cell table:style-name="ce13" table:formula="of:=PMT([.F12]/12;[.E40]*12;-[.F13])" office:value-type="float" office:value="854.2818488" calcext:value-type="float">
            <text:p>$854.28</text:p>
          </table:table-cell>
          <table:table-cell table:style-name="ce8" table:formula="of:=[.F40]*12" office:value-type="float" office:value="10251.3821856" calcext:value-type="float">
            <text:p>$10,25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3" table:formula="of:=PMT([.J12]/12;[.I40]*12;-[.J13])" office:value-type="float" office:value="579.7114053" calcext:value-type="float">
            <text:p>$579.71</text:p>
          </table:table-cell>
          <table:table-cell table:style-name="ce8" table:formula="of:=[.J40]*12" office:value-type="float" office:value="6956.5368636" calcext:value-type="float">
            <text:p>$6,957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3" table:formula="of:=PMT([.N12]/12;[.M40]*12;-[.N13])" office:value-type="float" office:value="114.9472004" calcext:value-type="float">
            <text:p>$114.95</text:p>
          </table:table-cell>
          <table:table-cell table:style-name="ce8" table:formula="of:=[.N40]*12" office:value-type="float" office:value="1379.3664048" calcext:value-type="float">
            <text:p>$1,37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3" table:formula="of:=PMT([.R12]/12;[.Q40]*12;-[.R13])" office:value-type="float" office:value="509.1324906" calcext:value-type="float">
            <text:p>$509.13</text:p>
          </table:table-cell>
          <table:table-cell table:style-name="ce8" table:formula="of:=[.R40]*12" office:value-type="float" office:value="6109.5898872" calcext:value-type="float">
            <text:p>$6,110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3" table:formula="of:=PMT([.V12]/12;[.U40]*12;-[.V13])" office:value-type="float" office:value="388.7226053" calcext:value-type="float">
            <text:p>$388.72</text:p>
          </table:table-cell>
          <table:table-cell table:style-name="ce8" table:formula="of:=[.V40]*12" office:value-type="float" office:value="4664.6712636" calcext:value-type="float">
            <text:p>$4,665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3" table:formula="of:=PMT([.Z12]/12;[.Y40]*12;-[.Z13])" office:value-type="float" office:value="141.0552437" calcext:value-type="float">
            <text:p>$141.06</text:p>
          </table:table-cell>
          <table:table-cell table:style-name="ce8" table:formula="of:=[.Z40]*12" office:value-type="float" office:value="1692.6629244" calcext:value-type="float">
            <text:p>$1,693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2" calcext:value-type="float">
            <text:p>22</text:p>
          </table:table-cell>
          <table:table-cell table:style-name="ce13" table:formula="of:=PMT([.F12]/12;[.E41]*12;-[.F13])" office:value-type="float" office:value="832.371873" calcext:value-type="float">
            <text:p>$832.37</text:p>
          </table:table-cell>
          <table:table-cell table:style-name="ce8" table:formula="of:=[.F41]*12" office:value-type="float" office:value="9988.462476" calcext:value-type="float">
            <text:p>$9,988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3" table:formula="of:=PMT([.J12]/12;[.I41]*12;-[.J13])" office:value-type="float" office:value="564.8434049" calcext:value-type="float">
            <text:p>$564.84</text:p>
          </table:table-cell>
          <table:table-cell table:style-name="ce8" table:formula="of:=[.J41]*12" office:value-type="float" office:value="6778.1208588" calcext:value-type="float">
            <text:p>$6,778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3" table:formula="of:=PMT([.N12]/12;[.M41]*12;-[.N13])" office:value-type="float" office:value="111.9991214" calcext:value-type="float">
            <text:p>$112.00</text:p>
          </table:table-cell>
          <table:table-cell table:style-name="ce8" table:formula="of:=[.N41]*12" office:value-type="float" office:value="1343.9894568" calcext:value-type="float">
            <text:p>$1,34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3" table:formula="of:=PMT([.R12]/12;[.Q41]*12;-[.R13])" office:value-type="float" office:value="496.074645" calcext:value-type="float">
            <text:p>$496.07</text:p>
          </table:table-cell>
          <table:table-cell table:style-name="ce8" table:formula="of:=[.R41]*12" office:value-type="float" office:value="5952.89574" calcext:value-type="float">
            <text:p>$5,953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3" table:formula="of:=PMT([.V12]/12;[.U41]*12;-[.V13])" office:value-type="float" office:value="378.7529415" calcext:value-type="float">
            <text:p>$378.75</text:p>
          </table:table-cell>
          <table:table-cell table:style-name="ce8" table:formula="of:=[.V41]*12" office:value-type="float" office:value="4545.035298" calcext:value-type="float">
            <text:p>$4,545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3" table:formula="of:=PMT([.Z12]/12;[.Y41]*12;-[.Z13])" office:value-type="float" office:value="137.4375653" calcext:value-type="float">
            <text:p>$137.44</text:p>
          </table:table-cell>
          <table:table-cell table:style-name="ce8" table:formula="of:=[.Z41]*12" office:value-type="float" office:value="1649.2507836" calcext:value-type="float">
            <text:p>$1,649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3" calcext:value-type="float">
            <text:p>23</text:p>
          </table:table-cell>
          <table:table-cell table:style-name="ce13" table:formula="of:=PMT([.F12]/12;[.E42]*12;-[.F13])" office:value-type="float" office:value="812.5446633" calcext:value-type="float">
            <text:p>$812.54</text:p>
          </table:table-cell>
          <table:table-cell table:style-name="ce8" table:formula="of:=[.F42]*12" office:value-type="float" office:value="9750.5359596" calcext:value-type="float">
            <text:p>$9,751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3" table:formula="of:=PMT([.J12]/12;[.I42]*12;-[.J13])" office:value-type="float" office:value="551.3887592" calcext:value-type="float">
            <text:p>$551.39</text:p>
          </table:table-cell>
          <table:table-cell table:style-name="ce8" table:formula="of:=[.J42]*12" office:value-type="float" office:value="6616.6651104" calcext:value-type="float">
            <text:p>$6,61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3" table:formula="of:=PMT([.N12]/12;[.M42]*12;-[.N13])" office:value-type="float" office:value="109.3312873" calcext:value-type="float">
            <text:p>$109.33</text:p>
          </table:table-cell>
          <table:table-cell table:style-name="ce8" table:formula="of:=[.N42]*12" office:value-type="float" office:value="1311.9754476" calcext:value-type="float">
            <text:p>$1,312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3" table:formula="of:=PMT([.R12]/12;[.Q42]*12;-[.R13])" office:value-type="float" office:value="484.2580803" calcext:value-type="float">
            <text:p>$484.26</text:p>
          </table:table-cell>
          <table:table-cell table:style-name="ce8" table:formula="of:=[.R42]*12" office:value-type="float" office:value="5811.0969636" calcext:value-type="float">
            <text:p>$5,811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3" table:formula="of:=PMT([.V12]/12;[.U42]*12;-[.V13])" office:value-type="float" office:value="369.7309956" calcext:value-type="float">
            <text:p>$369.73</text:p>
          </table:table-cell>
          <table:table-cell table:style-name="ce8" table:formula="of:=[.V42]*12" office:value-type="float" office:value="4436.7719472" calcext:value-type="float">
            <text:p>$4,43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3" table:formula="of:=PMT([.Z12]/12;[.Y42]*12;-[.Z13])" office:value-type="float" office:value="134.1637841" calcext:value-type="float">
            <text:p>$134.16</text:p>
          </table:table-cell>
          <table:table-cell table:style-name="ce8" table:formula="of:=[.Z42]*12" office:value-type="float" office:value="1609.9654092" calcext:value-type="float">
            <text:p>$1,61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4" calcext:value-type="float">
            <text:p>24</text:p>
          </table:table-cell>
          <table:table-cell table:style-name="ce13" table:formula="of:=PMT([.F12]/12;[.E43]*12;-[.F13])" office:value-type="float" office:value="794.5380296" calcext:value-type="float">
            <text:p>$794.54</text:p>
          </table:table-cell>
          <table:table-cell table:style-name="ce8" table:formula="of:=[.F43]*12" office:value-type="float" office:value="9534.4563552" calcext:value-type="float">
            <text:p>$9,534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3" table:formula="of:=PMT([.J12]/12;[.I43]*12;-[.J13])" office:value-type="float" office:value="539.1695473" calcext:value-type="float">
            <text:p>$539.17</text:p>
          </table:table-cell>
          <table:table-cell table:style-name="ce8" table:formula="of:=[.J43]*12" office:value-type="float" office:value="6470.0345676" calcext:value-type="float">
            <text:p>$6,470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3" table:formula="of:=PMT([.N12]/12;[.M43]*12;-[.N13])" office:value-type="float" office:value="106.9084193" calcext:value-type="float">
            <text:p>$106.91</text:p>
          </table:table-cell>
          <table:table-cell table:style-name="ce8" table:formula="of:=[.N43]*12" office:value-type="float" office:value="1282.9010316" calcext:value-type="float">
            <text:p>$1,28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3" table:formula="of:=PMT([.R12]/12;[.Q43]*12;-[.R13])" office:value-type="float" office:value="473.5265375" calcext:value-type="float">
            <text:p>$473.53</text:p>
          </table:table-cell>
          <table:table-cell table:style-name="ce8" table:formula="of:=[.R43]*12" office:value-type="float" office:value="5682.31845" calcext:value-type="float">
            <text:p>$5,682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3" table:formula="of:=PMT([.V12]/12;[.U43]*12;-[.V13])" office:value-type="float" office:value="361.5374636" calcext:value-type="float">
            <text:p>$361.54</text:p>
          </table:table-cell>
          <table:table-cell table:style-name="ce8" table:formula="of:=[.V43]*12" office:value-type="float" office:value="4338.4495632" calcext:value-type="float">
            <text:p>$4,338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3" table:formula="of:=PMT([.Z12]/12;[.Y43]*12;-[.Z13])" office:value-type="float" office:value="131.1906083" calcext:value-type="float">
            <text:p>$131.19</text:p>
          </table:table-cell>
          <table:table-cell table:style-name="ce8" table:formula="of:=[.Z43]*12" office:value-type="float" office:value="1574.2872996" calcext:value-type="float">
            <text:p>$1,574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5" calcext:value-type="float">
            <text:p>25</text:p>
          </table:table-cell>
          <table:table-cell table:style-name="ce13" table:formula="of:=PMT([.F12]/12;[.E44]*12;-[.F13])" office:value-type="float" office:value="778.1316776" calcext:value-type="float">
            <text:p>$778.13</text:p>
          </table:table-cell>
          <table:table-cell table:style-name="ce8" table:formula="of:=[.F44]*12" office:value-type="float" office:value="9337.5801312" calcext:value-type="float">
            <text:p>$9,338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3" table:formula="of:=PMT([.J12]/12;[.I44]*12;-[.J13])" office:value-type="float" office:value="528.0362786" calcext:value-type="float">
            <text:p>$528.04</text:p>
          </table:table-cell>
          <table:table-cell table:style-name="ce8" table:formula="of:=[.J44]*12" office:value-type="float" office:value="6336.4353432" calcext:value-type="float">
            <text:p>$6,336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3" table:formula="of:=PMT([.N12]/12;[.M44]*12;-[.N13])" office:value-type="float" office:value="104.700876" calcext:value-type="float">
            <text:p>$104.70</text:p>
          </table:table-cell>
          <table:table-cell table:style-name="ce8" table:formula="of:=[.N44]*12" office:value-type="float" office:value="1256.410512" calcext:value-type="float">
            <text:p>$1,256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3" table:formula="of:=PMT([.R12]/12;[.Q44]*12;-[.R13])" office:value-type="float" office:value="463.748726" calcext:value-type="float">
            <text:p>$463.75</text:p>
          </table:table-cell>
          <table:table-cell table:style-name="ce8" table:formula="of:=[.R44]*12" office:value-type="float" office:value="5564.984712" calcext:value-type="float">
            <text:p>$5,56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3" table:formula="of:=PMT([.V12]/12;[.U44]*12;-[.V13])" office:value-type="float" office:value="354.0721056" calcext:value-type="float">
            <text:p>$354.07</text:p>
          </table:table-cell>
          <table:table-cell table:style-name="ce8" table:formula="of:=[.V44]*12" office:value-type="float" office:value="4248.8652672" calcext:value-type="float">
            <text:p>$4,249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3" table:formula="of:=PMT([.Z12]/12;[.Y44]*12;-[.Z13])" office:value-type="float" office:value="128.481664" calcext:value-type="float">
            <text:p>$128.48</text:p>
          </table:table-cell>
          <table:table-cell table:style-name="ce8" table:formula="of:=[.Z44]*12" office:value-type="float" office:value="1541.779968" calcext:value-type="float">
            <text:p>$1,542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6" calcext:value-type="float">
            <text:p>26</text:p>
          </table:table-cell>
          <table:table-cell table:style-name="ce13" table:formula="of:=PMT([.F12]/12;[.E45]*12;-[.F13])" office:value-type="float" office:value="763.139155" calcext:value-type="float">
            <text:p>$763.14</text:p>
          </table:table-cell>
          <table:table-cell table:style-name="ce8" table:formula="of:=[.F45]*12" office:value-type="float" office:value="9157.66986" calcext:value-type="float">
            <text:p>$9,158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3" table:formula="of:=PMT([.J12]/12;[.I45]*12;-[.J13])" office:value-type="float" office:value="517.8624275" calcext:value-type="float">
            <text:p>$517.86</text:p>
          </table:table-cell>
          <table:table-cell table:style-name="ce8" table:formula="of:=[.J45]*12" office:value-type="float" office:value="6214.34913" calcext:value-type="float">
            <text:p>$6,214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3" table:formula="of:=PMT([.N12]/12;[.M45]*12;-[.N13])" office:value-type="float" office:value="102.6835693" calcext:value-type="float">
            <text:p>$102.68</text:p>
          </table:table-cell>
          <table:table-cell table:style-name="ce8" table:formula="of:=[.N45]*12" office:value-type="float" office:value="1232.2028316" calcext:value-type="float">
            <text:p>$1,232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3" table:formula="of:=PMT([.R12]/12;[.Q45]*12;-[.R13])" office:value-type="float" office:value="454.8135246" calcext:value-type="float">
            <text:p>$454.81</text:p>
          </table:table-cell>
          <table:table-cell table:style-name="ce8" table:formula="of:=[.R45]*12" office:value-type="float" office:value="5457.7622952" calcext:value-type="float">
            <text:p>$5,458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3" table:formula="of:=PMT([.V12]/12;[.U45]*12;-[.V13])" office:value-type="float" office:value="347.2500802" calcext:value-type="float">
            <text:p>$347.25</text:p>
          </table:table-cell>
          <table:table-cell table:style-name="ce8" table:formula="of:=[.V45]*12" office:value-type="float" office:value="4167.0009624" calcext:value-type="float">
            <text:p>$4,167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3" table:formula="of:=PMT([.Z12]/12;[.Y45]*12;-[.Z13])" office:value-type="float" office:value="126.0061649" calcext:value-type="float">
            <text:p>$126.01</text:p>
          </table:table-cell>
          <table:table-cell table:style-name="ce8" table:formula="of:=[.Z45]*12" office:value-type="float" office:value="1512.0739788" calcext:value-type="float">
            <text:p>$1,512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7" calcext:value-type="float">
            <text:p>27</text:p>
          </table:table-cell>
          <table:table-cell table:style-name="ce13" table:formula="of:=PMT([.F12]/12;[.E46]*12;-[.F13])" office:value-type="float" office:value="749.4015868" calcext:value-type="float">
            <text:p>$749.40</text:p>
          </table:table-cell>
          <table:table-cell table:style-name="ce8" table:formula="of:=[.F46]*12" office:value-type="float" office:value="8992.8190416" calcext:value-type="float">
            <text:p>$8,993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3" table:formula="of:=PMT([.J12]/12;[.I46]*12;-[.J13])" office:value-type="float" office:value="508.5401821" calcext:value-type="float">
            <text:p>$508.54</text:p>
          </table:table-cell>
          <table:table-cell table:style-name="ce8" table:formula="of:=[.J46]*12" office:value-type="float" office:value="6102.4821852" calcext:value-type="float">
            <text:p>$6,102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3" table:formula="of:=PMT([.N12]/12;[.M46]*12;-[.N13])" office:value-type="float" office:value="100.8351219" calcext:value-type="float">
            <text:p>$100.84</text:p>
          </table:table-cell>
          <table:table-cell table:style-name="ce8" table:formula="of:=[.N46]*12" office:value-type="float" office:value="1210.0214628" calcext:value-type="float">
            <text:p>$1,210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3" table:formula="of:=PMT([.R12]/12;[.Q46]*12;-[.R13])" office:value-type="float" office:value="446.6262474" calcext:value-type="float">
            <text:p>$446.63</text:p>
          </table:table-cell>
          <table:table-cell table:style-name="ce8" table:formula="of:=[.R46]*12" office:value-type="float" office:value="5359.5149688" calcext:value-type="float">
            <text:p>$5,360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3" table:formula="of:=PMT([.V12]/12;[.U46]*12;-[.V13])" office:value-type="float" office:value="340.9990949" calcext:value-type="float">
            <text:p>$341.00</text:p>
          </table:table-cell>
          <table:table-cell table:style-name="ce8" table:formula="of:=[.V46]*12" office:value-type="float" office:value="4091.9891388" calcext:value-type="float">
            <text:p>$4,092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3" table:formula="of:=PMT([.Z12]/12;[.Y46]*12;-[.Z13])" office:value-type="float" office:value="123.7378783" calcext:value-type="float">
            <text:p>$123.74</text:p>
          </table:table-cell>
          <table:table-cell table:style-name="ce8" table:formula="of:=[.Z46]*12" office:value-type="float" office:value="1484.8545396" calcext:value-type="float">
            <text:p>$1,485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8" calcext:value-type="float">
            <text:p>28</text:p>
          </table:table-cell>
          <table:table-cell table:style-name="ce13" table:formula="of:=PMT([.F12]/12;[.E47]*12;-[.F13])" office:value-type="float" office:value="736.7827531" calcext:value-type="float">
            <text:p>$736.78</text:p>
          </table:table-cell>
          <table:table-cell table:style-name="ce8" table:formula="of:=[.F47]*12" office:value-type="float" office:value="8841.3930372" calcext:value-type="float">
            <text:p>$8,841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3" table:formula="of:=PMT([.J12]/12;[.I47]*12;-[.J13])" office:value-type="float" office:value="499.9771045" calcext:value-type="float">
            <text:p>$499.98</text:p>
          </table:table-cell>
          <table:table-cell table:style-name="ce8" table:formula="of:=[.J47]*12" office:value-type="float" office:value="5999.725254" calcext:value-type="float">
            <text:p>$6,000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3" table:formula="of:=PMT([.N12]/12;[.M47]*12;-[.N13])" office:value-type="float" office:value="99.13720502" calcext:value-type="float">
            <text:p>$99.14</text:p>
          </table:table-cell>
          <table:table-cell table:style-name="ce8" table:formula="of:=[.N47]*12" office:value-type="float" office:value="1189.64646024" calcext:value-type="float">
            <text:p>$1,190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3" table:formula="of:=PMT([.R12]/12;[.Q47]*12;-[.R13])" office:value-type="float" office:value="439.1057104" calcext:value-type="float">
            <text:p>$439.11</text:p>
          </table:table-cell>
          <table:table-cell table:style-name="ce8" table:formula="of:=[.R47]*12" office:value-type="float" office:value="5269.2685248" calcext:value-type="float">
            <text:p>$5,269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3" table:formula="of:=PMT([.V12]/12;[.U47]*12;-[.V13])" office:value-type="float" office:value="335.2571657" calcext:value-type="float">
            <text:p>$335.26</text:p>
          </table:table-cell>
          <table:table-cell table:style-name="ce8" table:formula="of:=[.V47]*12" office:value-type="float" office:value="4023.0859884" calcext:value-type="float">
            <text:p>$4,023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3" table:formula="of:=PMT([.Z12]/12;[.Y47]*12;-[.Z13])" office:value-type="float" office:value="121.6543123" calcext:value-type="float">
            <text:p>$121.65</text:p>
          </table:table-cell>
          <table:table-cell table:style-name="ce8" table:formula="of:=[.Z47]*12" office:value-type="float" office:value="1459.8517476" calcext:value-type="float">
            <text:p>$1,46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29" calcext:value-type="float">
            <text:p>29</text:p>
          </table:table-cell>
          <table:table-cell table:style-name="ce13" table:formula="of:=PMT([.F12]/12;[.E48]*12;-[.F13])" office:value-type="float" office:value="725.1651859" calcext:value-type="float">
            <text:p>$725.17</text:p>
          </table:table-cell>
          <table:table-cell table:style-name="ce8" table:formula="of:=[.F48]*12" office:value-type="float" office:value="8701.9822308" calcext:value-type="float">
            <text:p>$8,702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3" table:formula="of:=PMT([.J12]/12;[.I48]*12;-[.J13])" office:value-type="float" office:value="492.0934813" calcext:value-type="float">
            <text:p>$492.09</text:p>
          </table:table-cell>
          <table:table-cell table:style-name="ce8" table:formula="of:=[.J48]*12" office:value-type="float" office:value="5905.1217756" calcext:value-type="float">
            <text:p>$5,905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3" table:formula="of:=PMT([.N12]/12;[.M48]*12;-[.N13])" office:value-type="float" office:value="97.5740127" calcext:value-type="float">
            <text:p>$97.57</text:p>
          </table:table-cell>
          <table:table-cell table:style-name="ce8" table:formula="of:=[.N48]*12" office:value-type="float" office:value="1170.8881524" calcext:value-type="float">
            <text:p>$1,171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3" table:formula="of:=PMT([.R12]/12;[.Q48]*12;-[.R13])" office:value-type="float" office:value="432.1819054" calcext:value-type="float">
            <text:p>$432.18</text:p>
          </table:table-cell>
          <table:table-cell table:style-name="ce8" table:formula="of:=[.R48]*12" office:value-type="float" office:value="5186.1828648" calcext:value-type="float">
            <text:p>$5,18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3" table:formula="of:=PMT([.V12]/12;[.U48]*12;-[.V13])" office:value-type="float" office:value="329.9708413" calcext:value-type="float">
            <text:p>$329.97</text:p>
          </table:table-cell>
          <table:table-cell table:style-name="ce8" table:formula="of:=[.V48]*12" office:value-type="float" office:value="3959.6500956" calcext:value-type="float">
            <text:p>$3,960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3" table:formula="of:=PMT([.Z12]/12;[.Y48]*12;-[.Z13])" office:value-type="float" office:value="119.7360709" calcext:value-type="float">
            <text:p>$119.74</text:p>
          </table:table-cell>
          <table:table-cell table:style-name="ce8" table:formula="of:=[.Z48]*12" office:value-type="float" office:value="1436.8328508" calcext:value-type="float">
            <text:p>$1,43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8"/>
          <table:table-cell table:style-name="ce1" office:value-type="float" office:value="30" calcext:value-type="float">
            <text:p>30</text:p>
          </table:table-cell>
          <table:table-cell table:style-name="ce13" table:formula="of:=PMT([.F12]/12;[.E49]*12;-[.F13])" office:value-type="float" office:value="714.4470459" calcext:value-type="float">
            <text:p>$714.45</text:p>
          </table:table-cell>
          <table:table-cell table:style-name="ce8" table:formula="of:=[.F49]*12" office:value-type="float" office:value="8573.3645508" calcext:value-type="float">
            <text:p>$8,57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3" table:formula="of:=PMT([.J12]/12;[.I49]*12;-[.J13])" office:value-type="float" office:value="484.8202049" calcext:value-type="float">
            <text:p>$484.82</text:p>
          </table:table-cell>
          <table:table-cell table:style-name="ce8" table:formula="of:=[.J49]*12" office:value-type="float" office:value="5817.8424588" calcext:value-type="float">
            <text:p>$5,818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3" table:formula="of:=PMT([.N12]/12;[.M49]*12;-[.N13])" office:value-type="float" office:value="96.13184208" calcext:value-type="float">
            <text:p>$96.13</text:p>
          </table:table-cell>
          <table:table-cell table:style-name="ce8" table:formula="of:=[.N49]*12" office:value-type="float" office:value="1153.58210496" calcext:value-type="float">
            <text:p>$1,15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3" table:formula="of:=PMT([.R12]/12;[.Q49]*12;-[.R13])" office:value-type="float" office:value="425.7941385" calcext:value-type="float">
            <text:p>$425.79</text:p>
          </table:table-cell>
          <table:table-cell table:style-name="ce8" table:formula="of:=[.R49]*12" office:value-type="float" office:value="5109.529662" calcext:value-type="float">
            <text:p>$5,11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3" table:formula="of:=PMT([.V12]/12;[.U49]*12;-[.V13])" office:value-type="float" office:value="325.0937819" calcext:value-type="float">
            <text:p>$325.09</text:p>
          </table:table-cell>
          <table:table-cell table:style-name="ce8" table:formula="of:=[.V49]*12" office:value-type="float" office:value="3901.1253828" calcext:value-type="float">
            <text:p>$3,901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3" table:formula="of:=PMT([.Z12]/12;[.Y49]*12;-[.Z13])" office:value-type="float" office:value="117.966339" calcext:value-type="float">
            <text:p>$117.97</text:p>
          </table:table-cell>
          <table:table-cell table:style-name="ce8" table:formula="of:=[.Z49]*12" office:value-type="float" office:value="1415.596068" calcext:value-type="float">
            <text:p>$1,416</text:p>
          </table:table-cell>
          <table:table-cell table:number-columns-repeated="997"/>
        </table:table-row>
        <table:table-row table:style-name="ro1">
          <table:table-cell table:style-name="ce1"/>
          <table:table-cell/>
          <table:table-cell table:style-name="ce8" table:number-columns-repeated="2"/>
          <table:table-cell table:style-name="ce5"/>
          <table:table-cell/>
          <table:table-cell table:style-name="ce13"/>
          <table:table-cell table:style-name="ce8"/>
          <table:table-cell table:style-name="ce5"/>
          <table:table-cell/>
          <table:table-cell table:style-name="ce13"/>
          <table:table-cell/>
          <table:table-cell table:style-name="ce5"/>
          <table:table-cell/>
          <table:table-cell table:style-name="ce13"/>
          <table:table-cell/>
          <table:table-cell table:style-name="ce5"/>
          <table:table-cell/>
          <table:table-cell table:style-name="ce13"/>
          <table:table-cell table:number-columns-repeated="1005"/>
        </table:table-row>
        <table:table-row table:style-name="ro1">
          <table:table-cell table:style-name="ce1"/>
          <table:table-cell/>
          <table:table-cell table:style-name="ce8" table:number-columns-repeated="6"/>
          <table:table-cell table:style-name="ce13"/>
          <table:table-cell table:style-name="ce8"/>
          <table:table-cell table:style-name="ce13"/>
          <table:table-cell table:number-columns-repeated="1013"/>
        </table:table-row>
        <table:table-row table:style-name="ro1" table:number-rows-repeated="8">
          <table:table-cell table:style-name="ce1"/>
          <table:table-cell/>
          <table:table-cell table:style-name="ce8" table:number-columns-repeated="6"/>
          <table:table-cell table:style-name="ce13"/>
          <table:table-cell table:style-name="ce8"/>
          <table:table-cell table:style-name="ce13"/>
          <table:table-cell table:number-columns-repeated="1013"/>
        </table:table-row>
        <table:table-row table:style-name="ro1" table:number-rows-repeated="941">
          <table:table-cell table:number-columns-repeated="2"/>
          <table:table-cell table:style-name="ce8" table:number-columns-repeated="6"/>
          <table:table-cell table:style-name="ce13"/>
          <table:table-cell table:style-name="ce8"/>
          <table:table-cell table:style-name="ce13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lege</text:p>
          </table:table-cell>
          <table:table-cell table:style-name="ce6" office:value-type="string" calcext:value-type="string">
            <text:p>Tuition</text:p>
          </table:table-cell>
          <table:table-cell table:style-name="ce6" office:value-type="string" calcext:value-type="string">
            <text:p>COL</text:p>
          </table:table-cell>
          <table:table-cell table:style-name="ce6" office:value-type="string" calcext:value-type="string">
            <text:p>Fees</text:p>
          </table:table-cell>
          <table:table-cell table:style-name="ce6" office:value-type="string" calcext:value-type="string">
            <text:p>Gross cost</text:p>
          </table:table-cell>
          <table:table-cell table:style-name="ce1" office:value-type="string" calcext:value-type="string">
            <text:p>Net-Cost</text:p>
          </table:table-cell>
          <table:table-cell table:style-name="ce6" office:value-type="string" calcext:value-type="string">
            <text:p>Scholarship</text:p>
          </table:table-cell>
          <table:table-cell table:style-name="ce6" office:value-type="string" calcext:value-type="string">
            <text:p>Co-op</text:p>
          </table:table-cell>
          <table:table-cell table:style-name="ce12" office:value-type="string" calcext:value-type="string">
            <text:p>Work-Study-Fed</text:p>
          </table:table-cell>
          <table:table-cell table:style-name="ce12" office:value-type="string" calcext:value-type="string">
            <text:p>Sub-Loan-Fed</text:p>
          </table:table-cell>
          <table:table-cell table:style-name="ce12" office:value-type="string" calcext:value-type="string">
            <text:p>Loan-Fed</text:p>
          </table:table-cell>
          <table:table-cell table:style-name="ce12" office:value-type="string" calcext:value-type="string">
            <text:p>Total Loan</text:p>
          </table:table-cell>
          <table:table-cell table:style-name="ce1" office:value-type="string" calcext:value-type="string">
            <text:p>OOP</text:p>
          </table:table-cell>
          <table:table-cell table:style-name="ce1" office:value-type="string" calcext:value-type="string">
            <text:p>Yearly Cost</text:p>
          </table:table-cell>
          <table:table-cell table:style-name="ce1" office:value-type="string" calcext:value-type="string">
            <text:p>Total Cost 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Merrimack</text:p>
          </table:table-cell>
          <table:table-cell table:style-name="ce7" office:value-type="float" office:value="45157" calcext:value-type="float">
            <text:p>$45,157</text:p>
          </table:table-cell>
          <table:table-cell table:style-name="ce7" office:value-type="float" office:value="0" calcext:value-type="float">
            <text:p>$0</text:p>
          </table:table-cell>
          <table:table-cell table:style-name="ce7" office:value-type="float" office:value="3166" calcext:value-type="float">
            <text:p>$3,166</text:p>
          </table:table-cell>
          <table:table-cell table:style-name="ce10" table:formula="of:=[.B2]+[.C2]+[.D2]" office:value-type="float" office:value="48323" calcext:value-type="float">
            <text:p>$48,323</text:p>
          </table:table-cell>
          <table:table-cell table:style-name="ce10" table:formula="of:=[.E2]-[.G2]-[.H2]-[.I2]" office:value-type="float" office:value="15323" calcext:value-type="float">
            <text:p>$15,323</text:p>
          </table:table-cell>
          <table:table-cell table:style-name="ce15" office:value-type="float" office:value="33000" calcext:value-type="float">
            <text:p>$33,000</text:p>
          </table:table-cell>
          <table:table-cell table:style-name="ce17" office:value-type="float" office:value="0" calcext:value-type="float">
            <text:p>$0</text:p>
          </table:table-cell>
          <table:table-cell table:style-name="ce18" office:value-type="float" office:value="0" calcext:value-type="float">
            <text:p>$0.00</text:p>
          </table:table-cell>
          <table:table-cell table:style-name="ce19" office:value-type="float" office:value="3500" calcext:value-type="float">
            <text:p>$3,500.00</text:p>
          </table:table-cell>
          <table:table-cell table:style-name="ce19" office:value-type="float" office:value="2000" calcext:value-type="float">
            <text:p>$2,000.00</text:p>
          </table:table-cell>
          <table:table-cell table:style-name="ce19" table:formula="of:=[.J2]+[.K2]" office:value-type="float" office:value="5500" calcext:value-type="float">
            <text:p>$5,500.00</text:p>
          </table:table-cell>
          <table:table-cell table:style-name="ce21" table:formula="of:=[.F2]-[.L2]" office:value-type="float" office:value="9823" calcext:value-type="float">
            <text:p>$9,823</text:p>
          </table:table-cell>
          <table:table-cell table:style-name="ce25" table:formula="of:=[.F2]" office:value-type="float" office:value="15323" calcext:value-type="float">
            <text:p>$15,323</text:p>
          </table:table-cell>
          <table:table-cell table:style-name="ce26" table:formula="of:=[.N2]*4" office:value-type="float" office:value="61292" calcext:value-type="float">
            <text:p>$61,292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errimack</text:p>
          </table:table-cell>
          <table:table-cell table:style-name="ce8"/>
          <table:table-cell table:number-columns-repeated="3"/>
          <table:table-cell table:style-name="ce8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nterest Rate</text:p>
          </table:table-cell>
          <table:table-cell table:style-name="ce11" office:value-type="percentage" office:value="0.0499" calcext:value-type="percentage">
            <text:p>4.99%</text:p>
          </table:table-cell>
          <table:table-cell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5" office:value-type="string" calcext:value-type="string">
            <text:p>Loan Amount(PV)</text:p>
          </table:table-cell>
          <table:table-cell table:style-name="ce6" table:formula="of:=[.O2]" office:value-type="float" office:value="61292" calcext:value-type="float">
            <text:p>$61,292</text:p>
          </table:table-cell>
          <table:table-cell/>
          <table:table-cell table:style-name="ce1" office:value-type="string" calcext:value-type="string">
            <text:p>Interest Rate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Years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Loan Amount(PV)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5" office:value-type="string" calcext:value-type="string">
            <text:p>Monthly Payment</text:p>
          </table:table-cell>
          <table:table-cell table:style-name="ce13" table:formula="of:=PMT([.B6]/12;[.B8]*12;-[.B7])" office:value-type="float" office:value="357.9499158" calcext:value-type="float">
            <text:p>$357.95</text:p>
          </table:table-cell>
          <table:table-cell/>
          <table:table-cell table:style-name="ce1" office:value-type="string" calcext:value-type="string">
            <text:p>Years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6" office:value-type="string" calcext:value-type="string">
            <text:p>Yearly payment</text:p>
          </table:table-cell>
          <table:table-cell table:style-name="ce8" table:formula="of:=PMT([.B6]/12;[.B8]*12;-[.B7])*12" office:value-type="float" office:value="4295.39899" calcext:value-type="float">
            <text:p>$4,295</text:p>
          </table:table-cell>
          <table:table-cell/>
          <table:table-cell table:style-name="ce5" office:value-type="string" calcext:value-type="string">
            <text:p>Monthly Payment</text:p>
          </table:table-cell>
          <table:table-cell table:style-name="ce1" office:value-type="string" calcext:value-type="string">
            <text:p>"=PMT(B12/12,B14*12,-B13)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ull amount paid</text:p>
          </table:table-cell>
          <table:table-cell table:style-name="ce8" table:formula="of:=[.B10]*[.B8]" office:value-type="float" office:value="107384.9747" calcext:value-type="float">
            <text:p>$107,3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Monthy payment</text:p>
          </table:table-cell>
          <table:table-cell table:style-name="ce6" office:value-type="string" calcext:value-type="string">
            <text:p>Yearly Payment</text:p>
          </table:table-cell>
          <table:table-cell table:style-name="ce1" office:value-type="string" calcext:value-type="string">
            <text:p>Total paid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3" table:formula="of:=PMT([.B6]/12;[.A14]*12;-[.B7])" office:value-type="float" office:value="5246.772899" calcext:value-type="float">
            <text:p>$5,246.77</text:p>
          </table:table-cell>
          <table:table-cell table:style-name="ce8" table:formula="of:=[.B14]*12" office:value-type="float" office:value="62961.274788" calcext:value-type="float">
            <text:p>$62,961</text:p>
          </table:table-cell>
          <table:table-cell table:style-name="ce8" table:formula="of:=[.C14]*[.A14]" office:value-type="float" office:value="62961.274788" calcext:value-type="float">
            <text:p>$62,961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3" table:formula="of:=PMT([.B6]/12;[.A15]*12;-[.B7])" office:value-type="float" office:value="2688.690735" calcext:value-type="float">
            <text:p>$2,688.69</text:p>
          </table:table-cell>
          <table:table-cell table:style-name="ce8" table:formula="of:=[.B15]*12" office:value-type="float" office:value="32264.28882" calcext:value-type="float">
            <text:p>$32,264</text:p>
          </table:table-cell>
          <table:table-cell table:style-name="ce8" table:formula="of:=[.C15]*[.A15]" office:value-type="float" office:value="64528.57764" calcext:value-type="float">
            <text:p>$64,529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3" table:formula="of:=PMT([.B6]/12;[.A16]*12;-[.B7])" office:value-type="float" office:value="1836.701051" calcext:value-type="float">
            <text:p>$1,836.70</text:p>
          </table:table-cell>
          <table:table-cell table:style-name="ce8" table:formula="of:=[.B16]*12" office:value-type="float" office:value="22040.412612" calcext:value-type="float">
            <text:p>$22,040</text:p>
          </table:table-cell>
          <table:table-cell table:style-name="ce8" table:formula="of:=[.C16]*[.A16]" office:value-type="float" office:value="66121.237836" calcext:value-type="float">
            <text:p>$66,121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3" table:formula="of:=PMT([.B6]/12;[.A17]*12;-[.B7])" office:value-type="float" office:value="1411.233832" calcext:value-type="float">
            <text:p>$1,411.23</text:p>
          </table:table-cell>
          <table:table-cell table:style-name="ce8" table:formula="of:=[.B17]*12" office:value-type="float" office:value="16934.805984" calcext:value-type="float">
            <text:p>$16,935</text:p>
          </table:table-cell>
          <table:table-cell table:style-name="ce8" table:formula="of:=[.C17]*[.A17]" office:value-type="float" office:value="67739.223936" calcext:value-type="float">
            <text:p>$67,739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3" table:formula="of:=PMT([.B6]/12;[.A18]*12;-[.B7])" office:value-type="float" office:value="1156.374868" calcext:value-type="float">
            <text:p>$1,156.37</text:p>
          </table:table-cell>
          <table:table-cell table:style-name="ce8" table:formula="of:=[.B18]*12" office:value-type="float" office:value="13876.498416" calcext:value-type="float">
            <text:p>$13,876</text:p>
          </table:table-cell>
          <table:table-cell table:style-name="ce8" table:formula="of:=[.C18]*[.A18]" office:value-type="float" office:value="69382.49208" calcext:value-type="float">
            <text:p>$69,382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3" table:formula="of:=PMT([.B6]/12;[.A19]*12;-[.B7])" office:value-type="float" office:value="986.8192494" calcext:value-type="float">
            <text:p>$986.82</text:p>
          </table:table-cell>
          <table:table-cell table:style-name="ce8" table:formula="of:=[.B19]*12" office:value-type="float" office:value="11841.8309928" calcext:value-type="float">
            <text:p>$11,842</text:p>
          </table:table-cell>
          <table:table-cell table:style-name="ce8" table:formula="of:=[.C19]*[.A19]" office:value-type="float" office:value="71050.9859568" calcext:value-type="float">
            <text:p>$71,051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3" table:formula="of:=PMT([.B6]/12;[.A20]*12;-[.B7])" office:value-type="float" office:value="866.0075829" calcext:value-type="float">
            <text:p>$866.01</text:p>
          </table:table-cell>
          <table:table-cell table:style-name="ce8" table:formula="of:=[.B20]*12" office:value-type="float" office:value="10392.0909948" calcext:value-type="float">
            <text:p>$10,392</text:p>
          </table:table-cell>
          <table:table-cell table:style-name="ce8" table:formula="of:=[.C20]*[.A20]" office:value-type="float" office:value="72744.6369636" calcext:value-type="float">
            <text:p>$72,745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3" table:formula="of:=PMT([.B6]/12;[.A21]*12;-[.B7])" office:value-type="float" office:value="775.6600449" calcext:value-type="float">
            <text:p>$775.66</text:p>
          </table:table-cell>
          <table:table-cell table:style-name="ce8" table:formula="of:=[.B21]*12" office:value-type="float" office:value="9307.9205388" calcext:value-type="float">
            <text:p>$9,308</text:p>
          </table:table-cell>
          <table:table-cell table:style-name="ce8" table:formula="of:=[.C21]*[.A21]" office:value-type="float" office:value="74463.3643104" calcext:value-type="float">
            <text:p>$74,463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3" table:formula="of:=PMT([.B6]/12;[.A22]*12;-[.B7])" office:value-type="float" office:value="705.6210661" calcext:value-type="float">
            <text:p>$705.62</text:p>
          </table:table-cell>
          <table:table-cell table:style-name="ce8" table:formula="of:=[.B22]*12" office:value-type="float" office:value="8467.4527932" calcext:value-type="float">
            <text:p>$8,467</text:p>
          </table:table-cell>
          <table:table-cell table:style-name="ce8" table:formula="of:=[.C22]*[.A22]" office:value-type="float" office:value="76207.0751388" calcext:value-type="float">
            <text:p>$76,207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3" table:formula="of:=PMT([.B6]/12;[.A23]*12;-[.B7])" office:value-type="float" office:value="649.7972062" calcext:value-type="float">
            <text:p>$649.80</text:p>
          </table:table-cell>
          <table:table-cell table:style-name="ce8" table:formula="of:=[.B23]*12" office:value-type="float" office:value="7797.5664744" calcext:value-type="float">
            <text:p>$7,798</text:p>
          </table:table-cell>
          <table:table-cell table:style-name="ce8" table:formula="of:=[.C23]*[.A23]" office:value-type="float" office:value="77975.664744" calcext:value-type="float">
            <text:p>$77,976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3" table:formula="of:=PMT([.B6]/12;[.A24]*12;-[.B7])" office:value-type="float" office:value="604.3107323" calcext:value-type="float">
            <text:p>$604.31</text:p>
          </table:table-cell>
          <table:table-cell table:style-name="ce8" table:formula="of:=[.B24]*12" office:value-type="float" office:value="7251.7287876" calcext:value-type="float">
            <text:p>$7,252</text:p>
          </table:table-cell>
          <table:table-cell table:style-name="ce8" table:formula="of:=[.C24]*[.A24]" office:value-type="float" office:value="79769.0166636" calcext:value-type="float">
            <text:p>$79,769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3" table:formula="of:=PMT([.B6]/12;[.A25]*12;-[.B7])" office:value-type="float" office:value="566.5764097" calcext:value-type="float">
            <text:p>$566.58</text:p>
          </table:table-cell>
          <table:table-cell table:style-name="ce8" table:formula="of:=[.B25]*12" office:value-type="float" office:value="6798.9169164" calcext:value-type="float">
            <text:p>$6,799</text:p>
          </table:table-cell>
          <table:table-cell table:style-name="ce8" table:formula="of:=[.C25]*[.A25]" office:value-type="float" office:value="81587.0029968" calcext:value-type="float">
            <text:p>$81,587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3" table:formula="of:=PMT([.B6]/12;[.A26]*12;-[.B7])" office:value-type="float" office:value="534.8043879" calcext:value-type="float">
            <text:p>$534.80</text:p>
          </table:table-cell>
          <table:table-cell table:style-name="ce8" table:formula="of:=[.B26]*12" office:value-type="float" office:value="6417.6526548" calcext:value-type="float">
            <text:p>$6,418</text:p>
          </table:table-cell>
          <table:table-cell table:style-name="ce8" table:formula="of:=[.C26]*[.A26]" office:value-type="float" office:value="83429.4845124" calcext:value-type="float">
            <text:p>$83,429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3" table:formula="of:=PMT([.B6]/12;[.A27]*12;-[.B7])" office:value-type="float" office:value="507.7161366" calcext:value-type="float">
            <text:p>$507.72</text:p>
          </table:table-cell>
          <table:table-cell table:style-name="ce8" table:formula="of:=[.B27]*12" office:value-type="float" office:value="6092.5936392" calcext:value-type="float">
            <text:p>$6,093</text:p>
          </table:table-cell>
          <table:table-cell table:style-name="ce8" table:formula="of:=[.C27]*[.A27]" office:value-type="float" office:value="85296.3109488" calcext:value-type="float">
            <text:p>$85,296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3" table:formula="of:=PMT([.B6]/12;[.A28]*12;-[.B7])" office:value-type="float" office:value="484.374007" calcext:value-type="float">
            <text:p>$484.37</text:p>
          </table:table-cell>
          <table:table-cell table:style-name="ce8" table:formula="of:=[.B28]*12" office:value-type="float" office:value="5812.488084" calcext:value-type="float">
            <text:p>$5,812</text:p>
          </table:table-cell>
          <table:table-cell table:style-name="ce8" table:formula="of:=[.C28]*[.A28]" office:value-type="float" office:value="87187.32126" calcext:value-type="float">
            <text:p>$87,187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3" table:formula="of:=PMT([.B6]/12;[.A29]*12;-[.B7])" office:value-type="float" office:value="464.0747076" calcext:value-type="float">
            <text:p>$464.07</text:p>
          </table:table-cell>
          <table:table-cell table:style-name="ce8" table:formula="of:=[.B29]*12" office:value-type="float" office:value="5568.8964912" calcext:value-type="float">
            <text:p>$5,569</text:p>
          </table:table-cell>
          <table:table-cell table:style-name="ce8" table:formula="of:=[.C29]*[.A29]" office:value-type="float" office:value="89102.3438592" calcext:value-type="float">
            <text:p>$89,102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3" table:formula="of:=PMT([.B6]/12;[.A30]*12;-[.B7])" office:value-type="float" office:value="446.2803772" calcext:value-type="float">
            <text:p>$446.28</text:p>
          </table:table-cell>
          <table:table-cell table:style-name="ce8" table:formula="of:=[.B30]*12" office:value-type="float" office:value="5355.3645264" calcext:value-type="float">
            <text:p>$5,355</text:p>
          </table:table-cell>
          <table:table-cell table:style-name="ce8" table:formula="of:=[.C30]*[.A30]" office:value-type="float" office:value="91041.1969488" calcext:value-type="float">
            <text:p>$91,041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3" table:formula="of:=PMT([.B6]/12;[.A31]*12;-[.B7])" office:value-type="float" office:value="430.5726333" calcext:value-type="float">
            <text:p>$430.57</text:p>
          </table:table-cell>
          <table:table-cell table:style-name="ce8" table:formula="of:=[.B31]*12" office:value-type="float" office:value="5166.8715996" calcext:value-type="float">
            <text:p>$5,167</text:p>
          </table:table-cell>
          <table:table-cell table:style-name="ce8" table:formula="of:=[.C31]*[.A31]" office:value-type="float" office:value="93003.6887928" calcext:value-type="float">
            <text:p>$93,004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3" table:formula="of:=PMT([.B6]/12;[.A32]*12;-[.B7])" office:value-type="float" office:value="416.6211317" calcext:value-type="float">
            <text:p>$416.62</text:p>
          </table:table-cell>
          <table:table-cell table:style-name="ce8" table:formula="of:=[.B32]*12" office:value-type="float" office:value="4999.4535804" calcext:value-type="float">
            <text:p>$4,999</text:p>
          </table:table-cell>
          <table:table-cell table:style-name="ce8" table:formula="of:=[.C32]*[.A32]" office:value-type="float" office:value="94989.6180276" calcext:value-type="float">
            <text:p>$94,990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3" table:formula="of:=PMT([.B6]/12;[.A33]*12;-[.B7])" office:value-type="float" office:value="404.1615583" calcext:value-type="float">
            <text:p>$404.16</text:p>
          </table:table-cell>
          <table:table-cell table:style-name="ce8" table:formula="of:=[.B33]*12" office:value-type="float" office:value="4849.9386996" calcext:value-type="float">
            <text:p>$4,850</text:p>
          </table:table-cell>
          <table:table-cell table:style-name="ce8" table:formula="of:=[.C33]*[.A33]" office:value-type="float" office:value="96998.773992" calcext:value-type="float">
            <text:p>$96,999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3" table:formula="of:=PMT([.B6]/12;[.A34]*12;-[.B7])" office:value-type="float" office:value="392.979909" calcext:value-type="float">
            <text:p>$392.98</text:p>
          </table:table-cell>
          <table:table-cell table:style-name="ce8" table:formula="of:=[.B34]*12" office:value-type="float" office:value="4715.758908" calcext:value-type="float">
            <text:p>$4,716</text:p>
          </table:table-cell>
          <table:table-cell table:style-name="ce8" table:formula="of:=[.C34]*[.A34]" office:value-type="float" office:value="99030.937068" calcext:value-type="float">
            <text:p>$99,031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3" table:formula="of:=PMT([.B6]/12;[.A35]*12;-[.B7])" office:value-type="float" office:value="382.9010571" calcext:value-type="float">
            <text:p>$382.90</text:p>
          </table:table-cell>
          <table:table-cell table:style-name="ce8" table:formula="of:=[.B35]*12" office:value-type="float" office:value="4594.8126852" calcext:value-type="float">
            <text:p>$4,595</text:p>
          </table:table-cell>
          <table:table-cell table:style-name="ce8" table:formula="of:=[.C35]*[.A35]" office:value-type="float" office:value="101085.8790744" calcext:value-type="float">
            <text:p>$101,086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3" table:formula="of:=PMT([.B6]/12;[.A36]*12;-[.B7])" office:value-type="float" office:value="373.7803025" calcext:value-type="float">
            <text:p>$373.78</text:p>
          </table:table-cell>
          <table:table-cell table:style-name="ce8" table:formula="of:=[.B36]*12" office:value-type="float" office:value="4485.36363" calcext:value-type="float">
            <text:p>$4,485</text:p>
          </table:table-cell>
          <table:table-cell table:style-name="ce8" table:formula="of:=[.C36]*[.A36]" office:value-type="float" office:value="103163.36349" calcext:value-type="float">
            <text:p>$103,163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3" table:formula="of:=PMT([.B6]/12;[.A37]*12;-[.B7])" office:value-type="float" office:value="365.4970347" calcext:value-type="float">
            <text:p>$365.50</text:p>
          </table:table-cell>
          <table:table-cell table:style-name="ce8" table:formula="of:=[.B37]*12" office:value-type="float" office:value="4385.9644164" calcext:value-type="float">
            <text:p>$4,386</text:p>
          </table:table-cell>
          <table:table-cell table:style-name="ce8" table:formula="of:=[.C37]*[.A37]" office:value-type="float" office:value="105263.1459936" calcext:value-type="float">
            <text:p>$105,263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3" table:formula="of:=PMT([.B6]/12;[.A38]*12;-[.B7])" office:value-type="float" office:value="357.9499158" calcext:value-type="float">
            <text:p>$357.95</text:p>
          </table:table-cell>
          <table:table-cell table:style-name="ce8" table:formula="of:=[.B38]*12" office:value-type="float" office:value="4295.3989896" calcext:value-type="float">
            <text:p>$4,295</text:p>
          </table:table-cell>
          <table:table-cell table:style-name="ce8" table:formula="of:=[.C38]*[.A38]" office:value-type="float" office:value="107384.97474" calcext:value-type="float">
            <text:p>$107,385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3" table:formula="of:=PMT([.B6]/12;[.A39]*12;-[.B7])" office:value-type="float" office:value="351.0531754" calcext:value-type="float">
            <text:p>$351.05</text:p>
          </table:table-cell>
          <table:table-cell table:style-name="ce8" table:formula="of:=[.B39]*12" office:value-type="float" office:value="4212.6381048" calcext:value-type="float">
            <text:p>$4,213</text:p>
          </table:table-cell>
          <table:table-cell table:style-name="ce8" table:formula="of:=[.C39]*[.A39]" office:value-type="float" office:value="109528.5907248" calcext:value-type="float">
            <text:p>$109,529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3" table:formula="of:=PMT([.B6]/12;[.A40]*12;-[.B7])" office:value-type="float" office:value="344.733729" calcext:value-type="float">
            <text:p>$344.73</text:p>
          </table:table-cell>
          <table:table-cell table:style-name="ce8" table:formula="of:=[.B40]*12" office:value-type="float" office:value="4136.804748" calcext:value-type="float">
            <text:p>$4,137</text:p>
          </table:table-cell>
          <table:table-cell table:style-name="ce8" table:formula="of:=[.C40]*[.A40]" office:value-type="float" office:value="111693.728196" calcext:value-type="float">
            <text:p>$111,694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3" table:formula="of:=PMT([.B6]/12;[.A41]*12;-[.B7])" office:value-type="float" office:value="338.928914" calcext:value-type="float">
            <text:p>$338.93</text:p>
          </table:table-cell>
          <table:table-cell table:style-name="ce8" table:formula="of:=[.B41]*12" office:value-type="float" office:value="4067.146968" calcext:value-type="float">
            <text:p>$4,067</text:p>
          </table:table-cell>
          <table:table-cell table:style-name="ce8" table:formula="of:=[.C41]*[.A41]" office:value-type="float" office:value="113880.115104" calcext:value-type="float">
            <text:p>$113,880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3" table:formula="of:=PMT([.B6]/12;[.A42]*12;-[.B7])" office:value-type="float" office:value="333.5846936" calcext:value-type="float">
            <text:p>$333.58</text:p>
          </table:table-cell>
          <table:table-cell table:style-name="ce8" table:formula="of:=[.B42]*12" office:value-type="float" office:value="4003.0163232" calcext:value-type="float">
            <text:p>$4,003</text:p>
          </table:table-cell>
          <table:table-cell table:style-name="ce8" table:formula="of:=[.C42]*[.A42]" office:value-type="float" office:value="116087.4733728" calcext:value-type="float">
            <text:p>$116,087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3" table:formula="of:=PMT([.B6]/12;[.A43]*12;-[.B7])" office:value-type="float" office:value="328.6542205" calcext:value-type="float">
            <text:p>$328.65</text:p>
          </table:table-cell>
          <table:table-cell table:style-name="ce8" table:formula="of:=[.B43]*12" office:value-type="float" office:value="3943.850646" calcext:value-type="float">
            <text:p>$3,944</text:p>
          </table:table-cell>
          <table:table-cell table:style-name="ce8" table:formula="of:=[.C43]*[.A43]" office:value-type="float" office:value="118315.51938" calcext:value-type="float">
            <text:p>$118,316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67" meta:object-count="0"/>
    <meta:generator>LibreOfficeDev/6.0.5.2$Linux_X86_64 LibreOffice_project/</meta:generator>
  </office:meta>
</office:document-meta>
</file>